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Ubuntu Mono" svg:font-family="'Ubuntu Mono', 'Liberation Mono', 'DejaVu Sans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1d493" officeooo:paragraph-rsid="0021d493"/>
    </style:style>
    <style:style style:name="P2" style:family="paragraph" style:parent-style-name="Standard">
      <style:text-properties officeooo:rsid="002260d4" officeooo:paragraph-rsid="002260d4"/>
    </style:style>
    <style:style style:name="P3" style:family="paragraph" style:parent-style-name="Standard">
      <style:text-properties officeooo:rsid="0022c3f6" officeooo:paragraph-rsid="0022c3f6"/>
    </style:style>
    <style:style style:name="P4" style:family="paragraph" style:parent-style-name="Standard">
      <style:text-properties officeooo:rsid="0023b914" officeooo:paragraph-rsid="0023b914"/>
    </style:style>
    <style:style style:name="P5" style:family="paragraph" style:parent-style-name="Standard">
      <style:text-properties officeooo:rsid="0023ce60" officeooo:paragraph-rsid="0023ce60"/>
    </style:style>
    <style:style style:name="P6" style:family="paragraph" style:parent-style-name="Standard">
      <style:text-properties officeooo:paragraph-rsid="002746f6"/>
    </style:style>
    <style:style style:name="P7" style:family="paragraph" style:parent-style-name="Standard">
      <style:text-properties officeooo:rsid="002746f6" officeooo:paragraph-rsid="002746f6"/>
    </style:style>
    <style:style style:name="P8" style:family="paragraph" style:parent-style-name="Standard">
      <style:text-properties officeooo:rsid="001ea9d5" officeooo:paragraph-rsid="0026856a"/>
    </style:style>
    <style:style style:name="P9" style:family="paragraph" style:parent-style-name="Standard">
      <style:text-properties officeooo:rsid="002a3593" officeooo:paragraph-rsid="002a3593"/>
    </style:style>
    <style:style style:name="P10" style:family="paragraph" style:parent-style-name="Standard">
      <style:text-properties officeooo:rsid="002acff3" officeooo:paragraph-rsid="002acff3"/>
    </style:style>
    <style:style style:name="P11" style:family="paragraph" style:parent-style-name="Standard">
      <style:text-properties officeooo:rsid="002ba911" officeooo:paragraph-rsid="002ba911"/>
    </style:style>
    <style:style style:name="P12" style:family="paragraph" style:parent-style-name="Standard">
      <style:text-properties officeooo:rsid="00344c0a" officeooo:paragraph-rsid="00344c0a"/>
    </style:style>
    <style:style style:name="P13" style:family="paragraph" style:parent-style-name="Standard">
      <style:text-properties officeooo:rsid="00355032" officeooo:paragraph-rsid="00355032"/>
    </style:style>
    <style:style style:name="P14" style:family="paragraph" style:parent-style-name="Standard">
      <style:text-properties officeooo:rsid="0035ad32" officeooo:paragraph-rsid="0035ad32"/>
    </style:style>
    <style:style style:name="P15" style:family="paragraph" style:parent-style-name="Standard">
      <style:text-properties officeooo:rsid="0037be4d" officeooo:paragraph-rsid="0037be4d"/>
    </style:style>
    <style:style style:name="P16" style:family="paragraph" style:parent-style-name="Standard">
      <style:text-properties officeooo:rsid="0037be4d" officeooo:paragraph-rsid="005ad6ce"/>
    </style:style>
    <style:style style:name="P17" style:family="paragraph" style:parent-style-name="Standard">
      <style:text-properties officeooo:rsid="0038afcd" officeooo:paragraph-rsid="0038afcd"/>
    </style:style>
    <style:style style:name="P18" style:family="paragraph" style:parent-style-name="Standard">
      <style:text-properties officeooo:paragraph-rsid="0037be4d"/>
    </style:style>
    <style:style style:name="P19" style:family="paragraph" style:parent-style-name="Standard">
      <style:text-properties officeooo:rsid="0059fdd7" officeooo:paragraph-rsid="0059fdd7"/>
    </style:style>
    <style:style style:name="P20" style:family="paragraph" style:parent-style-name="Standard">
      <style:text-properties officeooo:rsid="005ad6ce" officeooo:paragraph-rsid="005ad6ce"/>
    </style:style>
    <style:style style:name="P21" style:family="paragraph" style:parent-style-name="Standard">
      <style:text-properties officeooo:rsid="0069025c" officeooo:paragraph-rsid="0069025c"/>
    </style:style>
    <style:style style:name="P22" style:family="paragraph" style:parent-style-name="Standard">
      <style:text-properties officeooo:paragraph-rsid="0069025c"/>
    </style:style>
    <style:style style:name="P23" style:family="paragraph" style:parent-style-name="Standard">
      <style:text-properties officeooo:rsid="00766e9f" officeooo:paragraph-rsid="00766e9f"/>
    </style:style>
    <style:style style:name="P24" style:family="paragraph" style:parent-style-name="Standard">
      <style:text-properties officeooo:rsid="006ceade" officeooo:paragraph-rsid="006ceade"/>
    </style:style>
    <style:style style:name="P25" style:family="paragraph" style:parent-style-name="Standard">
      <style:text-properties officeooo:rsid="007bc5ac" officeooo:paragraph-rsid="007bc5ac"/>
    </style:style>
    <style:style style:name="P26" style:family="paragraph" style:parent-style-name="Standard">
      <style:text-properties officeooo:rsid="007bc5ac" officeooo:paragraph-rsid="007d0c1b"/>
    </style:style>
    <style:style style:name="P27" style:family="paragraph" style:parent-style-name="Standard">
      <style:text-properties officeooo:rsid="007bc5ac" officeooo:paragraph-rsid="00876389"/>
    </style:style>
    <style:style style:name="P28" style:family="paragraph" style:parent-style-name="Standard">
      <style:text-properties officeooo:rsid="007bc5ac" officeooo:paragraph-rsid="00921da9"/>
    </style:style>
    <style:style style:name="P29" style:family="paragraph" style:parent-style-name="Standard">
      <style:text-properties officeooo:paragraph-rsid="00921da9"/>
    </style:style>
    <style:style style:name="P30" style:family="paragraph" style:parent-style-name="Standard">
      <style:text-properties officeooo:rsid="00866d1e" officeooo:paragraph-rsid="00876389"/>
    </style:style>
    <style:style style:name="P31" style:family="paragraph" style:parent-style-name="Standard">
      <style:text-properties officeooo:rsid="009083ca" officeooo:paragraph-rsid="00921da9"/>
    </style:style>
    <style:style style:name="P32" style:family="paragraph" style:parent-style-name="Standard">
      <style:text-properties officeooo:rsid="00a872f3" officeooo:paragraph-rsid="00a872f3"/>
    </style:style>
    <style:style style:name="P33" style:family="paragraph" style:parent-style-name="Standard">
      <style:text-properties officeooo:rsid="00aa57dd" officeooo:paragraph-rsid="00aa57dd"/>
    </style:style>
    <style:style style:name="P34" style:family="paragraph" style:parent-style-name="Standard">
      <style:text-properties officeooo:rsid="00ab50fa" officeooo:paragraph-rsid="00ab50fa"/>
    </style:style>
    <style:style style:name="P35" style:family="paragraph" style:parent-style-name="Standard">
      <style:text-properties officeooo:rsid="00abf2ef" officeooo:paragraph-rsid="00abf2ef"/>
    </style:style>
    <style:style style:name="P36" style:family="paragraph" style:parent-style-name="Standard">
      <style:text-properties officeooo:rsid="00acc71c" officeooo:paragraph-rsid="00acc71c"/>
    </style:style>
    <style:style style:name="P37" style:family="paragraph" style:parent-style-name="Standard">
      <style:text-properties officeooo:rsid="00c28051" officeooo:paragraph-rsid="00c28051"/>
    </style:style>
    <style:style style:name="P38" style:family="paragraph" style:parent-style-name="Standard">
      <style:text-properties officeooo:rsid="00c6bb8e" officeooo:paragraph-rsid="00c6bb8e"/>
    </style:style>
    <style:style style:name="P39" style:family="paragraph" style:parent-style-name="Standard">
      <style:text-properties officeooo:paragraph-rsid="00c6bb8e"/>
    </style:style>
    <style:style style:name="P40" style:family="paragraph" style:parent-style-name="Standard">
      <style:text-properties officeooo:rsid="00c9aa1e" officeooo:paragraph-rsid="00c9aa1e"/>
    </style:style>
    <style:style style:name="P41" style:family="paragraph" style:parent-style-name="Standard">
      <style:text-properties officeooo:rsid="00d0fb42" officeooo:paragraph-rsid="00d0fb42"/>
    </style:style>
    <style:style style:name="P42" style:family="paragraph" style:parent-style-name="Standard">
      <style:text-properties officeooo:rsid="00d2b574" officeooo:paragraph-rsid="00d2b574"/>
    </style:style>
    <style:style style:name="P43" style:family="paragraph" style:parent-style-name="Standard">
      <style:text-properties officeooo:rsid="00d49d74" officeooo:paragraph-rsid="00d49d74"/>
    </style:style>
    <style:style style:name="P44" style:family="paragraph" style:parent-style-name="Standard">
      <style:text-properties fo:font-weight="normal" officeooo:rsid="00d2b574" officeooo:paragraph-rsid="00d2b574" style:font-weight-asian="normal" style:font-weight-complex="normal"/>
    </style:style>
    <style:style style:name="P45" style:family="paragraph" style:parent-style-name="Standard">
      <style:text-properties fo:font-weight="normal" officeooo:rsid="00e288d4" officeooo:paragraph-rsid="00e288d4" style:font-weight-asian="normal" style:font-weight-complex="normal"/>
    </style:style>
    <style:style style:name="P46" style:family="paragraph" style:parent-style-name="Standard">
      <style:text-properties fo:font-weight="normal" officeooo:rsid="00ea11af" officeooo:paragraph-rsid="00ea11af" style:font-weight-asian="normal" style:font-weight-complex="normal"/>
    </style:style>
    <style:style style:name="P47" style:family="paragraph" style:parent-style-name="Standard">
      <style:text-properties fo:font-weight="normal" officeooo:rsid="00ef4cdb" officeooo:paragraph-rsid="00ef4cdb" style:font-weight-asian="normal" style:font-weight-complex="normal"/>
    </style:style>
    <style:style style:name="P48" style:family="paragraph" style:parent-style-name="Standard">
      <style:text-properties fo:font-weight="normal" officeooo:rsid="00ef7f63" officeooo:paragraph-rsid="00ef7f63" style:font-weight-asian="normal" style:font-weight-complex="normal"/>
    </style:style>
    <style:style style:name="P49" style:family="paragraph" style:parent-style-name="Standard">
      <style:text-properties fo:font-weight="normal" officeooo:rsid="00eff8d5" officeooo:paragraph-rsid="00eff8d5" style:font-weight-asian="normal" style:font-weight-complex="normal"/>
    </style:style>
    <style:style style:name="P50" style:family="paragraph" style:parent-style-name="Standard">
      <style:text-properties fo:font-weight="normal" officeooo:rsid="00f19f4e" officeooo:paragraph-rsid="00f19f4e" style:font-weight-asian="normal" style:font-weight-complex="normal"/>
    </style:style>
    <style:style style:name="P51" style:family="paragraph" style:parent-style-name="Standard">
      <style:text-properties fo:font-weight="normal" officeooo:rsid="00ffdaea" officeooo:paragraph-rsid="00ffdaea" style:font-weight-asian="normal" style:font-weight-complex="normal"/>
    </style:style>
    <style:style style:name="P52" style:family="paragraph" style:parent-style-name="Standard">
      <style:text-properties fo:font-weight="normal" officeooo:rsid="00ffdaea" officeooo:paragraph-rsid="015e1889" style:font-weight-asian="normal" style:font-weight-complex="normal"/>
    </style:style>
    <style:style style:name="P53" style:family="paragraph" style:parent-style-name="Standard">
      <style:text-properties fo:font-weight="normal" officeooo:rsid="01008e3d" officeooo:paragraph-rsid="01008e3d" style:font-weight-asian="normal" style:font-weight-complex="normal"/>
    </style:style>
    <style:style style:name="P54" style:family="paragraph" style:parent-style-name="Standard">
      <style:text-properties fo:font-weight="normal" officeooo:rsid="01027d1e" officeooo:paragraph-rsid="01027d1e" style:font-weight-asian="normal" style:font-weight-complex="normal"/>
    </style:style>
    <style:style style:name="P55" style:family="paragraph" style:parent-style-name="Standard">
      <style:text-properties fo:font-weight="normal" officeooo:rsid="01041258" officeooo:paragraph-rsid="01041258" style:font-weight-asian="normal" style:font-weight-complex="normal"/>
    </style:style>
    <style:style style:name="P56" style:family="paragraph" style:parent-style-name="Standard">
      <style:text-properties fo:font-weight="normal" officeooo:rsid="01041258" officeooo:paragraph-rsid="01045b2a" style:font-weight-asian="normal" style:font-weight-complex="normal"/>
    </style:style>
    <style:style style:name="P57" style:family="paragraph" style:parent-style-name="Standard">
      <style:text-properties fo:font-weight="normal" officeooo:rsid="0104719a" officeooo:paragraph-rsid="0104719a" style:font-weight-asian="normal" style:font-weight-complex="normal"/>
    </style:style>
    <style:style style:name="P58" style:family="paragraph" style:parent-style-name="Standard">
      <style:text-properties fo:font-weight="normal" officeooo:rsid="010692d7" officeooo:paragraph-rsid="010692d7" style:font-weight-asian="normal" style:font-weight-complex="normal"/>
    </style:style>
    <style:style style:name="P59" style:family="paragraph" style:parent-style-name="Standard">
      <style:text-properties fo:font-weight="normal" officeooo:rsid="0107f6f3" officeooo:paragraph-rsid="010ea981" style:font-weight-asian="normal" style:font-weight-complex="normal"/>
    </style:style>
    <style:style style:name="P60" style:family="paragraph" style:parent-style-name="Standard">
      <style:text-properties fo:font-weight="normal" officeooo:rsid="010cef09" officeooo:paragraph-rsid="0107f6f3" style:font-weight-asian="normal" style:font-weight-complex="normal"/>
    </style:style>
    <style:style style:name="P61" style:family="paragraph" style:parent-style-name="Standard">
      <style:text-properties fo:font-weight="normal" officeooo:rsid="010eca60" officeooo:paragraph-rsid="010ea981" style:font-weight-asian="normal" style:font-weight-complex="normal"/>
    </style:style>
    <style:style style:name="P62" style:family="paragraph" style:parent-style-name="Standard">
      <style:text-properties fo:font-weight="normal" officeooo:rsid="010ea981" officeooo:paragraph-rsid="0107f6f3" style:font-weight-asian="normal" style:font-weight-complex="normal"/>
    </style:style>
    <style:style style:name="P63" style:family="paragraph" style:parent-style-name="Standard">
      <style:text-properties fo:font-weight="normal" officeooo:rsid="0116f2ed" officeooo:paragraph-rsid="0116f2ed" style:font-weight-asian="normal" style:font-weight-complex="normal"/>
    </style:style>
    <style:style style:name="P64" style:family="paragraph" style:parent-style-name="Standard">
      <style:text-properties fo:font-weight="normal" officeooo:rsid="01259449" officeooo:paragraph-rsid="01259449" style:font-weight-asian="normal" style:font-weight-complex="normal"/>
    </style:style>
    <style:style style:name="P65" style:family="paragraph" style:parent-style-name="Standard">
      <style:text-properties fo:font-weight="normal" officeooo:rsid="01282430" officeooo:paragraph-rsid="01282430" style:font-weight-asian="normal" style:font-weight-complex="normal"/>
    </style:style>
    <style:style style:name="P66" style:family="paragraph" style:parent-style-name="Standard">
      <style:text-properties fo:font-weight="normal" officeooo:rsid="011a5703" officeooo:paragraph-rsid="0116f2ed" style:font-weight-asian="normal" style:font-weight-complex="normal"/>
    </style:style>
    <style:style style:name="P67" style:family="paragraph" style:parent-style-name="Standard">
      <style:text-properties fo:font-weight="normal" officeooo:rsid="0126d581" officeooo:paragraph-rsid="0126d581" style:font-weight-asian="normal" style:font-weight-complex="normal"/>
    </style:style>
    <style:style style:name="P68" style:family="paragraph" style:parent-style-name="Standard">
      <style:text-properties fo:font-weight="normal" officeooo:rsid="012c8b47" officeooo:paragraph-rsid="012c8b47" style:font-weight-asian="normal" style:font-weight-complex="normal"/>
    </style:style>
    <style:style style:name="P69" style:family="paragraph" style:parent-style-name="Standard">
      <style:text-properties fo:font-weight="normal" officeooo:rsid="012f3519" officeooo:paragraph-rsid="012f3519" style:font-weight-asian="normal" style:font-weight-complex="normal"/>
    </style:style>
    <style:style style:name="P70" style:family="paragraph" style:parent-style-name="Standard">
      <style:text-properties fo:font-weight="normal" officeooo:rsid="013da5ab" officeooo:paragraph-rsid="013da5ab" style:font-weight-asian="normal" style:font-weight-complex="normal"/>
    </style:style>
    <style:style style:name="P71" style:family="paragraph" style:parent-style-name="Standard">
      <style:text-properties fo:font-weight="normal" officeooo:rsid="013f9eb2" officeooo:paragraph-rsid="013f9eb2" style:font-weight-asian="normal" style:font-weight-complex="normal"/>
    </style:style>
    <style:style style:name="P72" style:family="paragraph" style:parent-style-name="Standard">
      <style:text-properties fo:font-weight="normal" officeooo:rsid="0141a5ec" officeooo:paragraph-rsid="0141a5ec" style:font-weight-asian="normal" style:font-weight-complex="normal"/>
    </style:style>
    <style:style style:name="P73" style:family="paragraph" style:parent-style-name="Standard">
      <style:text-properties fo:font-weight="normal" officeooo:rsid="0145cd0e" officeooo:paragraph-rsid="0145cd0e" style:font-weight-asian="normal" style:font-weight-complex="normal"/>
    </style:style>
    <style:style style:name="P74" style:family="paragraph" style:parent-style-name="Standard">
      <style:text-properties fo:font-weight="normal" officeooo:rsid="0147751e" officeooo:paragraph-rsid="0147751e" style:font-weight-asian="normal" style:font-weight-complex="normal"/>
    </style:style>
    <style:style style:name="P75" style:family="paragraph" style:parent-style-name="Standard">
      <style:text-properties fo:font-weight="normal" officeooo:rsid="014a88f3" officeooo:paragraph-rsid="014a88f3" style:font-weight-asian="normal" style:font-weight-complex="normal"/>
    </style:style>
    <style:style style:name="P76" style:family="paragraph" style:parent-style-name="Standard">
      <style:text-properties fo:font-weight="normal" officeooo:rsid="014c17b2" officeooo:paragraph-rsid="014c17b2" style:font-weight-asian="normal" style:font-weight-complex="normal"/>
    </style:style>
    <style:style style:name="P77" style:family="paragraph" style:parent-style-name="Standard">
      <style:text-properties fo:font-weight="normal" officeooo:rsid="013199c8" officeooo:paragraph-rsid="013199c8" style:font-weight-asian="normal" style:font-weight-complex="normal"/>
    </style:style>
    <style:style style:name="P78" style:family="paragraph" style:parent-style-name="Standard">
      <style:text-properties fo:font-weight="normal" officeooo:rsid="013353f9" officeooo:paragraph-rsid="013353f9" style:font-weight-asian="normal" style:font-weight-complex="normal"/>
    </style:style>
    <style:style style:name="P79" style:family="paragraph" style:parent-style-name="Standard">
      <style:text-properties fo:font-weight="normal" officeooo:rsid="0134c056" officeooo:paragraph-rsid="0134c056" style:font-weight-asian="normal" style:font-weight-complex="normal"/>
    </style:style>
    <style:style style:name="P80" style:family="paragraph" style:parent-style-name="Standard">
      <style:text-properties fo:font-weight="normal" officeooo:rsid="0143955e" officeooo:paragraph-rsid="0143955e" style:font-weight-asian="normal" style:font-weight-complex="normal"/>
    </style:style>
    <style:style style:name="P81" style:family="paragraph" style:parent-style-name="Standard">
      <style:text-properties fo:font-weight="normal" officeooo:rsid="0144a610" officeooo:paragraph-rsid="01440994" style:font-weight-asian="normal" style:font-weight-complex="normal"/>
    </style:style>
    <style:style style:name="P82" style:family="paragraph" style:parent-style-name="Standard">
      <style:text-properties fo:font-weight="normal" officeooo:rsid="014df623" officeooo:paragraph-rsid="014df623" style:font-weight-asian="normal" style:font-weight-complex="normal"/>
    </style:style>
    <style:style style:name="P83" style:family="paragraph" style:parent-style-name="Standard">
      <style:text-properties fo:font-weight="normal" officeooo:rsid="014fffc1" officeooo:paragraph-rsid="014fffc1" style:font-weight-asian="normal" style:font-weight-complex="normal"/>
    </style:style>
    <style:style style:name="P84" style:family="paragraph" style:parent-style-name="Standard">
      <style:text-properties fo:font-weight="normal" officeooo:rsid="0152ac17" officeooo:paragraph-rsid="0152ac17" style:font-weight-asian="normal" style:font-weight-complex="normal"/>
    </style:style>
    <style:style style:name="P85" style:family="paragraph" style:parent-style-name="Standard">
      <style:text-properties fo:font-weight="normal" officeooo:rsid="0153ef01" officeooo:paragraph-rsid="0153ef01" style:font-weight-asian="normal" style:font-weight-complex="normal"/>
    </style:style>
    <style:style style:name="P86" style:family="paragraph" style:parent-style-name="Standard">
      <style:text-properties fo:font-weight="normal" officeooo:rsid="0154ee69" officeooo:paragraph-rsid="0154ee69" style:font-weight-asian="normal" style:font-weight-complex="normal"/>
    </style:style>
    <style:style style:name="P87" style:family="paragraph" style:parent-style-name="Standard">
      <style:text-properties fo:font-weight="normal" officeooo:rsid="01552f22" officeooo:paragraph-rsid="01552f22" style:font-weight-asian="normal" style:font-weight-complex="normal"/>
    </style:style>
    <style:style style:name="P88" style:family="paragraph" style:parent-style-name="Standard">
      <style:text-properties fo:font-weight="normal" officeooo:rsid="015648b8" officeooo:paragraph-rsid="015648b8" style:font-weight-asian="normal" style:font-weight-complex="normal"/>
    </style:style>
    <style:style style:name="P89" style:family="paragraph" style:parent-style-name="Standard">
      <style:text-properties fo:font-weight="normal" officeooo:rsid="01592744" officeooo:paragraph-rsid="01592744" style:font-weight-asian="normal" style:font-weight-complex="normal"/>
    </style:style>
    <style:style style:name="P90" style:family="paragraph" style:parent-style-name="Standard">
      <style:text-properties fo:font-weight="normal" officeooo:rsid="015a6841" officeooo:paragraph-rsid="015a6841" style:font-weight-asian="normal" style:font-weight-complex="normal"/>
    </style:style>
    <style:style style:name="P91" style:family="paragraph" style:parent-style-name="Standard">
      <style:text-properties fo:font-weight="normal" officeooo:rsid="015b6d4c" officeooo:paragraph-rsid="015b6d4c" style:font-weight-asian="normal" style:font-weight-complex="normal"/>
    </style:style>
    <style:style style:name="P92" style:family="paragraph" style:parent-style-name="Standard">
      <style:text-properties fo:font-weight="normal" officeooo:rsid="015c7f62" officeooo:paragraph-rsid="015c7f62" style:font-weight-asian="normal" style:font-weight-complex="normal"/>
    </style:style>
    <style:style style:name="P93" style:family="paragraph" style:parent-style-name="Standard">
      <style:text-properties fo:font-weight="normal" officeooo:rsid="015f6495" officeooo:paragraph-rsid="015f6495" style:font-weight-asian="normal" style:font-weight-complex="normal"/>
    </style:style>
    <style:style style:name="P94" style:family="paragraph" style:parent-style-name="Standard">
      <style:text-properties fo:font-weight="normal" officeooo:rsid="01625c45" officeooo:paragraph-rsid="01625c45" style:font-weight-asian="normal" style:font-weight-complex="normal"/>
    </style:style>
    <style:style style:name="P95" style:family="paragraph" style:parent-style-name="Standard">
      <style:text-properties fo:font-weight="normal" officeooo:rsid="01625c45" officeooo:paragraph-rsid="0172621c" style:font-weight-asian="normal" style:font-weight-complex="normal"/>
    </style:style>
    <style:style style:name="P96" style:family="paragraph" style:parent-style-name="Standard">
      <style:text-properties fo:font-weight="normal" officeooo:rsid="0172869f" officeooo:paragraph-rsid="0172869f" style:font-weight-asian="normal" style:font-weight-complex="normal"/>
    </style:style>
    <style:style style:name="P97" style:family="paragraph" style:parent-style-name="Standard">
      <style:text-properties fo:font-weight="normal" officeooo:rsid="01768fbd" officeooo:paragraph-rsid="01768fbd" style:font-weight-asian="normal" style:font-weight-complex="normal"/>
    </style:style>
    <style:style style:name="P98" style:family="paragraph" style:parent-style-name="Standard">
      <style:text-properties fo:font-weight="normal" officeooo:rsid="0177b6c9" officeooo:paragraph-rsid="0177b6c9" style:font-weight-asian="normal" style:font-weight-complex="normal"/>
    </style:style>
    <style:style style:name="P99" style:family="paragraph" style:parent-style-name="Standard">
      <style:text-properties fo:font-weight="normal" officeooo:rsid="0172621c" officeooo:paragraph-rsid="0172621c" style:font-weight-asian="normal" style:font-weight-complex="normal"/>
    </style:style>
    <style:style style:name="P100" style:family="paragraph" style:parent-style-name="Standard">
      <style:text-properties fo:font-weight="normal" officeooo:rsid="01643a97" officeooo:paragraph-rsid="0172869f" style:font-weight-asian="normal" style:font-weight-complex="normal"/>
    </style:style>
    <style:style style:name="P101" style:family="paragraph" style:parent-style-name="Standard">
      <style:text-properties fo:font-weight="normal" officeooo:rsid="018120c5" officeooo:paragraph-rsid="018120c5" style:font-weight-asian="normal" style:font-weight-complex="normal"/>
    </style:style>
    <style:style style:name="P102" style:family="paragraph" style:parent-style-name="Standard">
      <style:text-properties fo:font-weight="normal" officeooo:rsid="0182bbc0" officeooo:paragraph-rsid="0182bbc0" style:font-weight-asian="normal" style:font-weight-complex="normal"/>
    </style:style>
    <style:style style:name="P103" style:family="paragraph" style:parent-style-name="Standard">
      <style:text-properties fo:font-weight="normal" officeooo:rsid="0184bad6" officeooo:paragraph-rsid="0184bad6" style:font-weight-asian="normal" style:font-weight-complex="normal"/>
    </style:style>
    <style:style style:name="P104" style:family="paragraph" style:parent-style-name="Standard">
      <style:text-properties fo:font-weight="normal" officeooo:rsid="0185429c" officeooo:paragraph-rsid="0185429c" style:font-weight-asian="normal" style:font-weight-complex="normal"/>
    </style:style>
    <style:style style:name="P105" style:family="paragraph" style:parent-style-name="Standard">
      <style:text-properties fo:font-weight="normal" officeooo:rsid="01860d48" officeooo:paragraph-rsid="01860d48" style:font-weight-asian="normal" style:font-weight-complex="normal"/>
    </style:style>
    <style:style style:name="P106" style:family="paragraph" style:parent-style-name="Standard">
      <style:text-properties fo:font-weight="normal" officeooo:rsid="0187e361" officeooo:paragraph-rsid="0187e361" style:font-weight-asian="normal" style:font-weight-complex="normal"/>
    </style:style>
    <style:style style:name="P107" style:family="paragraph" style:parent-style-name="Standard">
      <style:text-properties fo:font-weight="normal" officeooo:rsid="0188d422" officeooo:paragraph-rsid="0188d422" style:font-weight-asian="normal" style:font-weight-complex="normal"/>
    </style:style>
    <style:style style:name="P108" style:family="paragraph" style:parent-style-name="Standard">
      <style:text-properties fo:font-weight="normal" officeooo:rsid="018bb33b" officeooo:paragraph-rsid="018bb33b" style:font-weight-asian="normal" style:font-weight-complex="normal"/>
    </style:style>
    <style:style style:name="P109" style:family="paragraph" style:parent-style-name="Standard">
      <style:text-properties fo:font-weight="normal" officeooo:rsid="018c7780" officeooo:paragraph-rsid="018c7780" style:font-weight-asian="normal" style:font-weight-complex="normal"/>
    </style:style>
    <style:style style:name="P110" style:family="paragraph" style:parent-style-name="Standard">
      <style:text-properties fo:font-weight="normal" officeooo:rsid="018e417c" officeooo:paragraph-rsid="018e417c" style:font-weight-asian="normal" style:font-weight-complex="normal"/>
    </style:style>
    <style:style style:name="P111" style:family="paragraph" style:parent-style-name="Standard">
      <style:text-properties fo:font-weight="normal" officeooo:rsid="018f7333" officeooo:paragraph-rsid="018f7333" style:font-weight-asian="normal" style:font-weight-complex="normal"/>
    </style:style>
    <style:style style:name="P112" style:family="paragraph" style:parent-style-name="Standard">
      <style:text-properties fo:font-weight="normal" officeooo:rsid="0193bfa6" officeooo:paragraph-rsid="0193bfa6" style:font-weight-asian="normal" style:font-weight-complex="normal"/>
    </style:style>
    <style:style style:name="P113" style:family="paragraph" style:parent-style-name="Standard">
      <style:text-properties fo:font-weight="normal" officeooo:rsid="0195cad5" officeooo:paragraph-rsid="0195cad5" style:font-weight-asian="normal" style:font-weight-complex="normal"/>
    </style:style>
    <style:style style:name="P114" style:family="paragraph" style:parent-style-name="Standard">
      <style:text-properties fo:font-weight="normal" officeooo:rsid="0197f75a" officeooo:paragraph-rsid="0197f75a" style:font-weight-asian="normal" style:font-weight-complex="normal"/>
    </style:style>
    <style:style style:name="P115" style:family="paragraph" style:parent-style-name="Standard">
      <style:text-properties fo:font-weight="normal" officeooo:rsid="01a917d6" officeooo:paragraph-rsid="01a917d6" style:font-weight-asian="normal" style:font-weight-complex="normal"/>
    </style:style>
    <style:style style:name="P116" style:family="paragraph" style:parent-style-name="Standard">
      <style:text-properties fo:font-weight="normal" officeooo:rsid="01aa7667" officeooo:paragraph-rsid="01aa7667" style:font-weight-asian="normal" style:font-weight-complex="normal"/>
    </style:style>
    <style:style style:name="P117" style:family="paragraph" style:parent-style-name="Standard">
      <style:text-properties fo:font-weight="normal" officeooo:rsid="01ac0d07" officeooo:paragraph-rsid="01ac0d07" style:font-weight-asian="normal" style:font-weight-complex="normal"/>
    </style:style>
    <style:style style:name="P118" style:family="paragraph" style:parent-style-name="Standard">
      <style:text-properties fo:font-weight="normal" officeooo:rsid="01ac543e" officeooo:paragraph-rsid="01ac543e" style:font-weight-asian="normal" style:font-weight-complex="normal"/>
    </style:style>
    <style:style style:name="P119" style:family="paragraph" style:parent-style-name="Standard">
      <style:text-properties fo:font-weight="normal" officeooo:rsid="01b0938b" officeooo:paragraph-rsid="01b0938b" style:font-weight-asian="normal" style:font-weight-complex="normal"/>
    </style:style>
    <style:style style:name="P120" style:family="paragraph" style:parent-style-name="Standard">
      <style:text-properties fo:font-weight="normal" officeooo:rsid="01b0d63a" officeooo:paragraph-rsid="01b0d63a" style:font-weight-asian="normal" style:font-weight-complex="normal"/>
    </style:style>
    <style:style style:name="P121" style:family="paragraph" style:parent-style-name="Standard">
      <style:text-properties fo:font-weight="normal" officeooo:rsid="01b1a95a" officeooo:paragraph-rsid="01b1a95a" style:font-weight-asian="normal" style:font-weight-complex="normal"/>
    </style:style>
    <style:style style:name="P122" style:family="paragraph" style:parent-style-name="Standard">
      <style:text-properties officeooo:rsid="00d79e55" officeooo:paragraph-rsid="00d79e55"/>
    </style:style>
    <style:style style:name="P123" style:family="paragraph" style:parent-style-name="Standard">
      <style:text-properties officeooo:rsid="00d79e55" officeooo:paragraph-rsid="00d8e953"/>
    </style:style>
    <style:style style:name="P124" style:family="paragraph" style:parent-style-name="Standard">
      <style:text-properties officeooo:rsid="00ddbb5d" officeooo:paragraph-rsid="00ddbb5d"/>
    </style:style>
    <style:style style:name="P125" style:family="paragraph" style:parent-style-name="Standard">
      <style:text-properties officeooo:rsid="00dfe8b9" officeooo:paragraph-rsid="00dfe8b9"/>
    </style:style>
    <style:style style:name="P126" style:family="paragraph" style:parent-style-name="Standard">
      <style:text-properties officeooo:rsid="00e288d4" officeooo:paragraph-rsid="00e288d4"/>
    </style:style>
    <style:style style:name="P127" style:family="paragraph" style:parent-style-name="Standard">
      <style:text-properties officeooo:rsid="00e3fb38" officeooo:paragraph-rsid="00e3fb38"/>
    </style:style>
    <style:style style:name="P128" style:family="paragraph" style:parent-style-name="Standard">
      <style:text-properties officeooo:rsid="00a7681b" officeooo:paragraph-rsid="00a7681b"/>
    </style:style>
    <style:style style:name="P129" style:family="paragraph" style:parent-style-name="Standard">
      <style:text-properties officeooo:rsid="00a7fd35" officeooo:paragraph-rsid="00a7fd35"/>
    </style:style>
    <style:style style:name="P130" style:family="paragraph" style:parent-style-name="Standard">
      <style:text-properties officeooo:rsid="00e5bf5d" officeooo:paragraph-rsid="00e5bf5d"/>
    </style:style>
    <style:style style:name="P131" style:family="paragraph" style:parent-style-name="Standard">
      <style:text-properties officeooo:rsid="00ea11af" officeooo:paragraph-rsid="00ea11af"/>
    </style:style>
    <style:style style:name="P132" style:family="paragraph" style:parent-style-name="Standard">
      <style:text-properties officeooo:rsid="00eb2b8e" officeooo:paragraph-rsid="00eb2b8e"/>
    </style:style>
    <style:style style:name="P133" style:family="paragraph" style:parent-style-name="Standard">
      <style:text-properties fo:color="#4ec9b0" style:font-name="Droid Sans Mono" fo:font-size="10.5pt" fo:font-weight="normal" officeooo:rsid="00a7fd35" officeooo:paragraph-rsid="00a7fd35" fo:background-color="#1e1e1e"/>
    </style:style>
    <style:style style:name="P134" style:family="paragraph" style:parent-style-name="Standard">
      <style:text-properties officeooo:rsid="00ef4cdb" officeooo:paragraph-rsid="00ef4cdb"/>
    </style:style>
    <style:style style:name="P135" style:family="paragraph" style:parent-style-name="Standard">
      <style:text-properties fo:font-weight="bold" officeooo:rsid="00ef7f63" officeooo:paragraph-rsid="00ef7f63" style:font-weight-asian="bold" style:font-weight-complex="bold"/>
    </style:style>
    <style:style style:name="P136" style:family="paragraph" style:parent-style-name="Standard">
      <style:text-properties fo:font-weight="bold" officeooo:rsid="00eb2b8e" officeooo:paragraph-rsid="00eb2b8e" style:font-weight-asian="bold" style:font-weight-complex="bold"/>
    </style:style>
    <style:style style:name="P137" style:family="paragraph" style:parent-style-name="Standard">
      <style:text-properties fo:font-weight="bold" officeooo:rsid="0107f6f3" officeooo:paragraph-rsid="0107f6f3" style:font-weight-asian="bold" style:font-weight-complex="bold"/>
    </style:style>
    <style:style style:name="P138" style:family="paragraph" style:parent-style-name="Standard">
      <style:text-properties fo:font-weight="bold" officeooo:rsid="0107f6f3" officeooo:paragraph-rsid="010ea981" style:font-weight-asian="bold" style:font-weight-complex="bold"/>
    </style:style>
    <style:style style:name="P139" style:family="paragraph" style:parent-style-name="Standard">
      <style:text-properties fo:font-weight="bold" officeooo:rsid="01041258" officeooo:paragraph-rsid="01045b2a" style:font-weight-asian="bold" style:font-weight-complex="bold"/>
    </style:style>
    <style:style style:name="P140" style:family="paragraph" style:parent-style-name="Standard">
      <style:text-properties fo:font-weight="bold" officeooo:rsid="0116f2ed" officeooo:paragraph-rsid="0116f2ed" style:font-weight-asian="bold" style:font-weight-complex="bold"/>
    </style:style>
    <style:style style:name="P141" style:family="paragraph" style:parent-style-name="Standard">
      <style:text-properties fo:font-weight="bold" officeooo:rsid="011f9f6a" officeooo:paragraph-rsid="011f9f6a" style:font-weight-asian="bold" style:font-weight-complex="bold"/>
    </style:style>
    <style:style style:name="P142" style:family="paragraph" style:parent-style-name="Standard">
      <style:text-properties fo:font-weight="bold" officeooo:rsid="0126d581" officeooo:paragraph-rsid="0126d581" style:font-weight-asian="bold" style:font-weight-complex="bold"/>
    </style:style>
    <style:style style:name="P143" style:family="paragraph" style:parent-style-name="Standard">
      <style:text-properties fo:font-weight="bold" officeooo:rsid="0126d581" officeooo:paragraph-rsid="0128d1c5" style:font-weight-asian="bold" style:font-weight-complex="bold"/>
    </style:style>
    <style:style style:name="P144" style:family="paragraph" style:parent-style-name="Standard">
      <style:text-properties fo:font-weight="bold" officeooo:rsid="01282430" officeooo:paragraph-rsid="01282430" style:font-weight-asian="bold" style:font-weight-complex="bold"/>
    </style:style>
    <style:style style:name="P145" style:family="paragraph" style:parent-style-name="Standard">
      <style:text-properties fo:font-weight="bold" officeooo:rsid="012c8b47" officeooo:paragraph-rsid="012c8b47" style:font-weight-asian="bold" style:font-weight-complex="bold"/>
    </style:style>
    <style:style style:name="P146" style:family="paragraph" style:parent-style-name="Standard">
      <style:text-properties fo:font-weight="bold" officeooo:rsid="012f3519" officeooo:paragraph-rsid="012f3519" style:font-weight-asian="bold" style:font-weight-complex="bold"/>
    </style:style>
    <style:style style:name="P147" style:family="paragraph" style:parent-style-name="Standard">
      <style:text-properties fo:font-weight="bold" officeooo:rsid="013199c8" officeooo:paragraph-rsid="013199c8" style:font-weight-asian="bold" style:font-weight-complex="bold"/>
    </style:style>
    <style:style style:name="P148" style:family="paragraph" style:parent-style-name="Standard">
      <style:text-properties fo:font-weight="bold" officeooo:rsid="0134c056" officeooo:paragraph-rsid="0134c056" style:font-weight-asian="bold" style:font-weight-complex="bold"/>
    </style:style>
    <style:style style:name="P149" style:family="paragraph" style:parent-style-name="Standard">
      <style:text-properties fo:font-weight="bold" officeooo:rsid="013da5ab" officeooo:paragraph-rsid="013da5ab" style:font-weight-asian="bold" style:font-weight-complex="bold"/>
    </style:style>
    <style:style style:name="P150" style:family="paragraph" style:parent-style-name="Standard">
      <style:text-properties fo:font-weight="bold" officeooo:rsid="013f9eb2" officeooo:paragraph-rsid="013f9eb2" style:font-weight-asian="bold" style:font-weight-complex="bold"/>
    </style:style>
    <style:style style:name="P151" style:family="paragraph" style:parent-style-name="Standard">
      <style:text-properties fo:font-weight="bold" officeooo:rsid="0141a5ec" officeooo:paragraph-rsid="0141a5ec" style:font-weight-asian="bold" style:font-weight-complex="bold"/>
    </style:style>
    <style:style style:name="P152" style:family="paragraph" style:parent-style-name="Standard">
      <style:text-properties fo:font-weight="bold" officeooo:rsid="0143955e" officeooo:paragraph-rsid="0143955e" style:font-weight-asian="bold" style:font-weight-complex="bold"/>
    </style:style>
    <style:style style:name="P153" style:family="paragraph" style:parent-style-name="Standard">
      <style:text-properties fo:font-weight="bold" officeooo:rsid="01440994" officeooo:paragraph-rsid="01440994" style:font-weight-asian="bold" style:font-weight-complex="bold"/>
    </style:style>
    <style:style style:name="P154" style:family="paragraph" style:parent-style-name="Standard">
      <style:text-properties fo:font-weight="bold" officeooo:rsid="0145cd0e" officeooo:paragraph-rsid="0145cd0e" style:font-weight-asian="bold" style:font-weight-complex="bold"/>
    </style:style>
    <style:style style:name="P155" style:family="paragraph" style:parent-style-name="Standard">
      <style:text-properties fo:font-weight="bold" officeooo:rsid="014a69ed" officeooo:paragraph-rsid="014a69ed" style:font-weight-asian="bold" style:font-weight-complex="bold"/>
    </style:style>
    <style:style style:name="P156" style:family="paragraph" style:parent-style-name="Standard">
      <style:text-properties fo:font-weight="bold" officeooo:rsid="014f6c94" officeooo:paragraph-rsid="014f6c94" style:font-weight-asian="bold" style:font-weight-complex="bold"/>
    </style:style>
    <style:style style:name="P157" style:family="paragraph" style:parent-style-name="Standard">
      <style:text-properties fo:font-weight="bold" officeooo:rsid="015139cf" officeooo:paragraph-rsid="015139cf" style:font-weight-asian="bold" style:font-weight-complex="bold"/>
    </style:style>
    <style:style style:name="P158" style:family="paragraph" style:parent-style-name="Standard">
      <style:text-properties fo:font-weight="bold" officeooo:rsid="0154ee69" officeooo:paragraph-rsid="0154ee69" style:font-weight-asian="bold" style:font-weight-complex="bold"/>
    </style:style>
    <style:style style:name="P159" style:family="paragraph" style:parent-style-name="Standard">
      <style:text-properties fo:font-weight="bold" officeooo:rsid="015a6841" officeooo:paragraph-rsid="015a6841" style:font-weight-asian="bold" style:font-weight-complex="bold"/>
    </style:style>
    <style:style style:name="P160" style:family="paragraph" style:parent-style-name="Standard">
      <style:text-properties fo:font-weight="bold" officeooo:rsid="0140e87e" officeooo:paragraph-rsid="015e1889" style:font-weight-asian="bold" style:font-weight-complex="bold"/>
    </style:style>
    <style:style style:name="P161" style:family="paragraph" style:parent-style-name="Standard">
      <style:text-properties fo:font-weight="bold" officeooo:rsid="015f6495" officeooo:paragraph-rsid="015f6495" style:font-weight-asian="bold" style:font-weight-complex="bold"/>
    </style:style>
    <style:style style:name="P162" style:family="paragraph" style:parent-style-name="Standard">
      <style:text-properties fo:font-weight="bold" officeooo:rsid="0174ec43" officeooo:paragraph-rsid="0174ec43" style:font-weight-asian="bold" style:font-weight-complex="bold"/>
    </style:style>
    <style:style style:name="P163" style:family="paragraph" style:parent-style-name="Standard">
      <style:text-properties fo:font-weight="bold" officeooo:rsid="0172621c" officeooo:paragraph-rsid="0172621c" style:font-weight-asian="bold" style:font-weight-complex="bold"/>
    </style:style>
    <style:style style:name="P164" style:family="paragraph" style:parent-style-name="Standard">
      <style:text-properties fo:font-weight="bold" officeooo:rsid="017d968c" officeooo:paragraph-rsid="017d968c" style:font-weight-asian="bold" style:font-weight-complex="bold"/>
    </style:style>
    <style:style style:name="P165" style:family="paragraph" style:parent-style-name="Standard">
      <style:text-properties fo:font-weight="bold" officeooo:rsid="0185429c" officeooo:paragraph-rsid="0185429c" style:font-weight-asian="bold" style:font-weight-complex="bold"/>
    </style:style>
    <style:style style:name="P166" style:family="paragraph" style:parent-style-name="Standard">
      <style:text-properties fo:font-weight="bold" officeooo:rsid="0188d422" officeooo:paragraph-rsid="0188d422" style:font-weight-asian="bold" style:font-weight-complex="bold"/>
    </style:style>
    <style:style style:name="P167" style:family="paragraph" style:parent-style-name="Standard">
      <style:text-properties fo:font-weight="bold" officeooo:rsid="018c7780" officeooo:paragraph-rsid="018c7780" style:font-weight-asian="bold" style:font-weight-complex="bold"/>
    </style:style>
    <style:style style:name="P168" style:family="paragraph" style:parent-style-name="Standard">
      <style:text-properties fo:font-weight="bold" officeooo:rsid="018f7333" officeooo:paragraph-rsid="018f7333" style:font-weight-asian="bold" style:font-weight-complex="bold"/>
    </style:style>
    <style:style style:name="P169" style:family="paragraph" style:parent-style-name="Standard">
      <style:text-properties fo:font-weight="bold" officeooo:rsid="0195cad5" officeooo:paragraph-rsid="0195cad5" style:font-weight-asian="bold" style:font-weight-complex="bold"/>
    </style:style>
    <style:style style:name="P170" style:family="paragraph" style:parent-style-name="Standard">
      <style:text-properties fo:font-weight="bold" officeooo:rsid="0197f75a" officeooo:paragraph-rsid="0197f75a" style:font-weight-asian="bold" style:font-weight-complex="bold"/>
    </style:style>
    <style:style style:name="P171" style:family="paragraph" style:parent-style-name="Standard">
      <style:text-properties fo:font-weight="bold" officeooo:rsid="01a917d6" officeooo:paragraph-rsid="01a917d6" style:font-weight-asian="bold" style:font-weight-complex="bold"/>
    </style:style>
    <style:style style:name="P172" style:family="paragraph" style:parent-style-name="Standard">
      <style:text-properties fo:font-weight="bold" officeooo:rsid="01ac0d07" officeooo:paragraph-rsid="01ac0d07" style:font-weight-asian="bold" style:font-weight-complex="bold"/>
    </style:style>
    <style:style style:name="P173" style:family="paragraph" style:parent-style-name="Standard">
      <style:text-properties fo:font-weight="bold" officeooo:rsid="01b0d63a" officeooo:paragraph-rsid="01b0d63a" style:font-weight-asian="bold" style:font-weight-complex="bold"/>
    </style:style>
    <style:style style:name="P174" style:family="paragraph" style:parent-style-name="Standard">
      <style:text-properties officeooo:paragraph-rsid="013da5ab"/>
    </style:style>
    <style:style style:name="P175" style:family="paragraph" style:parent-style-name="Standard">
      <style:text-properties style:text-position="super 58%" fo:font-weight="normal" officeooo:rsid="012c8b47" officeooo:paragraph-rsid="012c8b47" style:font-weight-asian="normal" style:font-weight-complex="normal"/>
    </style:style>
    <style:style style:name="P176" style:family="paragraph" style:parent-style-name="Standard">
      <style:text-properties style:text-position="super 58%" fo:font-weight="bold" officeooo:rsid="012c8b47" officeooo:paragraph-rsid="012c8b47" style:font-weight-asian="bold" style:font-weight-complex="bold"/>
    </style:style>
    <style:style style:name="P177" style:family="paragraph" style:parent-style-name="Standard">
      <style:text-properties style:text-position="super 58%" fo:font-weight="bold" officeooo:rsid="013f9eb2" officeooo:paragraph-rsid="013f9eb2" style:font-weight-asian="bold" style:font-weight-complex="bold"/>
    </style:style>
    <style:style style:name="P178" style:family="paragraph" style:parent-style-name="Standard">
      <style:text-properties fo:font-variant="normal" fo:text-transform="none" fo:color="#c586c0" style:font-name="Ubuntu Mono" fo:font-size="9.75pt" fo:letter-spacing="normal" fo:font-style="normal" fo:font-weight="normal" officeooo:rsid="00ffdaea" officeooo:paragraph-rsid="015e1889" style:font-weight-asian="normal" style:font-weight-complex="normal"/>
    </style:style>
    <style:style style:name="P179" style:family="paragraph" style:parent-style-name="Standard">
      <style:text-properties officeooo:rsid="019990b8" officeooo:paragraph-rsid="019990b8"/>
    </style:style>
    <style:style style:name="P180" style:family="paragraph" style:parent-style-name="Standard">
      <style:text-properties fo:font-weight="normal" officeooo:rsid="01b0d63a" officeooo:paragraph-rsid="01b0d63a" style:font-weight-asian="normal" style:font-weight-complex="normal"/>
    </style:style>
    <style:style style:name="P181" style:family="paragraph" style:parent-style-name="Standard">
      <style:text-properties fo:font-weight="normal" officeooo:rsid="01b3444b" officeooo:paragraph-rsid="01b3444b" style:font-weight-asian="normal" style:font-weight-complex="normal"/>
    </style:style>
    <style:style style:name="P182" style:family="paragraph" style:parent-style-name="Standard">
      <style:text-properties fo:font-weight="normal" officeooo:rsid="01b50feb" officeooo:paragraph-rsid="01b50feb" style:font-weight-asian="normal" style:font-weight-complex="normal"/>
    </style:style>
    <style:style style:name="P183" style:family="paragraph" style:parent-style-name="Standard">
      <style:text-properties fo:font-weight="bold" officeooo:rsid="01b3444b" officeooo:paragraph-rsid="01b3444b" style:font-weight-asian="bold" style:font-weight-complex="bold"/>
    </style:style>
    <style:style style:name="T1" style:family="text">
      <style:text-properties officeooo:rsid="0022c00b"/>
    </style:style>
    <style:style style:name="T2" style:family="text">
      <style:text-properties officeooo:rsid="0024ea8b"/>
    </style:style>
    <style:style style:name="T3" style:family="text">
      <style:text-properties officeooo:rsid="0026856a"/>
    </style:style>
    <style:style style:name="T4" style:family="text">
      <style:text-properties officeooo:rsid="002746f6"/>
    </style:style>
    <style:style style:name="T5" style:family="text">
      <style:text-properties officeooo:rsid="00288d25"/>
    </style:style>
    <style:style style:name="T6" style:family="text">
      <style:text-properties officeooo:rsid="002a3593"/>
    </style:style>
    <style:style style:name="T7" style:family="text">
      <style:text-properties officeooo:rsid="002acff3"/>
    </style:style>
    <style:style style:name="T8" style:family="text">
      <style:text-properties officeooo:rsid="002ef7b6"/>
    </style:style>
    <style:style style:name="T9" style:family="text">
      <style:text-properties officeooo:rsid="0030d0c8"/>
    </style:style>
    <style:style style:name="T10" style:family="text">
      <style:text-properties officeooo:rsid="00375206"/>
    </style:style>
    <style:style style:name="T11" style:family="text">
      <style:text-properties officeooo:rsid="0037be4d"/>
    </style:style>
    <style:style style:name="T12" style:family="text">
      <style:text-properties officeooo:rsid="003b5690"/>
    </style:style>
    <style:style style:name="T13" style:family="text">
      <style:text-properties officeooo:rsid="003d2b0a"/>
    </style:style>
    <style:style style:name="T14" style:family="text">
      <style:text-properties officeooo:rsid="003ffecb"/>
    </style:style>
    <style:style style:name="T15" style:family="text">
      <style:text-properties officeooo:rsid="0041c621"/>
    </style:style>
    <style:style style:name="T16" style:family="text">
      <style:text-properties style:text-position="super 58%"/>
    </style:style>
    <style:style style:name="T17" style:family="text">
      <style:text-properties style:text-position="super 58%" officeooo:rsid="0041c621"/>
    </style:style>
    <style:style style:name="T18" style:family="text">
      <style:text-properties style:text-position="super 58%" officeooo:rsid="0071b702"/>
    </style:style>
    <style:style style:name="T19" style:family="text">
      <style:text-properties style:text-position="super 58%" officeooo:rsid="00743d40"/>
    </style:style>
    <style:style style:name="T20" style:family="text">
      <style:text-properties style:text-position="super 58%" officeooo:rsid="0078ded8"/>
    </style:style>
    <style:style style:name="T21" style:family="text">
      <style:text-properties style:text-position="super 58%" officeooo:rsid="007bc89f"/>
    </style:style>
    <style:style style:name="T22" style:family="text">
      <style:text-properties style:text-position="super 58%" officeooo:rsid="007d0c1b"/>
    </style:style>
    <style:style style:name="T23" style:family="text">
      <style:text-properties style:text-position="super 58%" officeooo:rsid="0082f072"/>
    </style:style>
    <style:style style:name="T24" style:family="text">
      <style:text-properties style:text-position="super 58%" officeooo:rsid="00839231"/>
    </style:style>
    <style:style style:name="T25" style:family="text">
      <style:text-properties style:text-position="super 58%" officeooo:rsid="00866d1e"/>
    </style:style>
    <style:style style:name="T26" style:family="text">
      <style:text-properties style:text-position="super 58%" officeooo:rsid="008a4e1b"/>
    </style:style>
    <style:style style:name="T27" style:family="text">
      <style:text-properties style:text-position="super 58%" officeooo:rsid="00a28a69"/>
    </style:style>
    <style:style style:name="T28" style:family="text">
      <style:text-properties style:text-position="super 58%" officeooo:rsid="00a5b77d"/>
    </style:style>
    <style:style style:name="T29" style:family="text">
      <style:text-properties style:text-position="super 58%" fo:font-weight="normal" style:font-weight-asian="normal" style:font-weight-complex="normal"/>
    </style:style>
    <style:style style:name="T30" style:family="text">
      <style:text-properties style:text-position="super 58%" fo:font-weight="normal" officeooo:rsid="010ea981" style:font-weight-asian="normal" style:font-weight-complex="normal"/>
    </style:style>
    <style:style style:name="T31" style:family="text">
      <style:text-properties style:text-position="super 58%" fo:font-weight="normal" officeooo:rsid="011dd6af" style:font-weight-asian="normal" style:font-weight-complex="normal"/>
    </style:style>
    <style:style style:name="T32" style:family="text">
      <style:text-properties style:text-position="super 58%" fo:font-weight="bold" style:font-weight-asian="bold" style:font-weight-complex="bold"/>
    </style:style>
    <style:style style:name="T33" style:family="text">
      <style:text-properties style:text-position="super 58%" officeooo:rsid="01045b2a"/>
    </style:style>
    <style:style style:name="T34" style:family="text">
      <style:text-properties style:text-position="super 58%" officeooo:rsid="0120fe04"/>
    </style:style>
    <style:style style:name="T35" style:family="text">
      <style:text-properties style:text-position="super 58%" officeooo:rsid="017b6cb3"/>
    </style:style>
    <style:style style:name="T36" style:family="text">
      <style:text-properties officeooo:rsid="004570b4"/>
    </style:style>
    <style:style style:name="T37" style:family="text">
      <style:text-properties officeooo:rsid="0046103e"/>
    </style:style>
    <style:style style:name="T38" style:family="text">
      <style:text-properties officeooo:rsid="0046c43c"/>
    </style:style>
    <style:style style:name="T39" style:family="text">
      <style:text-properties officeooo:rsid="004865aa"/>
    </style:style>
    <style:style style:name="T40" style:family="text">
      <style:text-properties officeooo:rsid="0049ceb6"/>
    </style:style>
    <style:style style:name="T41" style:family="text">
      <style:text-properties officeooo:rsid="004b8c0c"/>
    </style:style>
    <style:style style:name="T42" style:family="text">
      <style:text-properties officeooo:rsid="004d4669"/>
    </style:style>
    <style:style style:name="T43" style:family="text">
      <style:text-properties officeooo:rsid="004dbbac"/>
    </style:style>
    <style:style style:name="T44" style:family="text">
      <style:text-properties officeooo:rsid="004ede35"/>
    </style:style>
    <style:style style:name="T45" style:family="text">
      <style:text-properties officeooo:rsid="0050c9a3"/>
    </style:style>
    <style:style style:name="T46" style:family="text">
      <style:text-properties officeooo:rsid="00527f31"/>
    </style:style>
    <style:style style:name="T47" style:family="text">
      <style:text-properties fo:color="#9cdcfe" style:font-name="Droid Sans Mono" fo:font-size="10.5pt" fo:font-weight="normal" fo:background-color="#1e1e1e" loext:char-shading-value="0"/>
    </style:style>
    <style:style style:name="T48" style:family="text">
      <style:text-properties fo:color="#d4d4d4" style:font-name="Droid Sans Mono" fo:font-size="10.5pt" fo:font-weight="normal" fo:background-color="#1e1e1e" loext:char-shading-value="0"/>
    </style:style>
    <style:style style:name="T49" style:family="text">
      <style:text-properties fo:color="#ce9178" style:font-name="Droid Sans Mono" fo:font-size="10.5pt" fo:font-weight="normal" fo:background-color="#1e1e1e" loext:char-shading-value="0"/>
    </style:style>
    <style:style style:name="T50" style:family="text">
      <style:text-properties officeooo:rsid="0053b1a6"/>
    </style:style>
    <style:style style:name="T51" style:family="text">
      <style:text-properties officeooo:rsid="0054121f"/>
    </style:style>
    <style:style style:name="T52" style:family="text">
      <style:text-properties officeooo:rsid="00560511"/>
    </style:style>
    <style:style style:name="T53" style:family="text">
      <style:text-properties officeooo:rsid="00577635"/>
    </style:style>
    <style:style style:name="T54" style:family="text">
      <style:text-properties officeooo:rsid="0057d525"/>
    </style:style>
    <style:style style:name="T55" style:family="text">
      <style:text-properties officeooo:rsid="0058639d"/>
    </style:style>
    <style:style style:name="T56" style:family="text">
      <style:text-properties officeooo:rsid="005ad6ce"/>
    </style:style>
    <style:style style:name="T57" style:family="text">
      <style:text-properties officeooo:rsid="005bda1a"/>
    </style:style>
    <style:style style:name="T58" style:family="text">
      <style:text-properties officeooo:rsid="005c2c34"/>
    </style:style>
    <style:style style:name="T59" style:family="text">
      <style:text-properties officeooo:rsid="005d0891"/>
    </style:style>
    <style:style style:name="T60" style:family="text">
      <style:text-properties officeooo:rsid="005d2079"/>
    </style:style>
    <style:style style:name="T61" style:family="text">
      <style:text-properties officeooo:rsid="005dfdbf"/>
    </style:style>
    <style:style style:name="T62" style:family="text">
      <style:text-properties officeooo:rsid="0060deda"/>
    </style:style>
    <style:style style:name="T63" style:family="text">
      <style:text-properties officeooo:rsid="00625e87"/>
    </style:style>
    <style:style style:name="T64" style:family="text">
      <style:text-properties officeooo:rsid="00645ffe"/>
    </style:style>
    <style:style style:name="T65" style:family="text">
      <style:text-properties officeooo:rsid="0066e701"/>
    </style:style>
    <style:style style:name="T66" style:family="text">
      <style:text-properties officeooo:rsid="00686072"/>
    </style:style>
    <style:style style:name="T67" style:family="text">
      <style:text-properties officeooo:rsid="00689d23"/>
    </style:style>
    <style:style style:name="T68" style:family="text">
      <style:text-properties officeooo:rsid="00693ede"/>
    </style:style>
    <style:style style:name="T69" style:family="text">
      <style:text-properties officeooo:rsid="006b10f9"/>
    </style:style>
    <style:style style:name="T70" style:family="text">
      <style:text-properties officeooo:rsid="0071b702"/>
    </style:style>
    <style:style style:name="T71" style:family="text">
      <style:text-properties style:text-position="0% 100%"/>
    </style:style>
    <style:style style:name="T72" style:family="text">
      <style:text-properties style:text-position="0% 100%" officeooo:rsid="00acb81d"/>
    </style:style>
    <style:style style:name="T73" style:family="text">
      <style:text-properties officeooo:rsid="0069025c"/>
    </style:style>
    <style:style style:name="T74" style:family="text">
      <style:text-properties officeooo:rsid="00743d40"/>
    </style:style>
    <style:style style:name="T75" style:family="text">
      <style:text-properties officeooo:rsid="0074def7"/>
    </style:style>
    <style:style style:name="T76" style:family="text">
      <style:text-properties officeooo:rsid="00773100"/>
    </style:style>
    <style:style style:name="T77" style:family="text">
      <style:text-properties officeooo:rsid="00774d63"/>
    </style:style>
    <style:style style:name="T78" style:family="text">
      <style:text-properties officeooo:rsid="0078ded8"/>
    </style:style>
    <style:style style:name="T79" style:family="text">
      <style:text-properties officeooo:rsid="007bc89f"/>
    </style:style>
    <style:style style:name="T80" style:family="text">
      <style:text-properties officeooo:rsid="007d0c1b"/>
    </style:style>
    <style:style style:name="T81" style:family="text">
      <style:text-properties officeooo:rsid="007debcb"/>
    </style:style>
    <style:style style:name="T82" style:family="text">
      <style:text-properties officeooo:rsid="007f4405"/>
    </style:style>
    <style:style style:name="T83" style:family="text">
      <style:text-properties officeooo:rsid="0080b0d8"/>
    </style:style>
    <style:style style:name="T84" style:family="text">
      <style:text-properties officeooo:rsid="00813d4e"/>
    </style:style>
    <style:style style:name="T85" style:family="text">
      <style:text-properties officeooo:rsid="0082f072"/>
    </style:style>
    <style:style style:name="T86" style:family="text">
      <style:text-properties officeooo:rsid="00839231"/>
    </style:style>
    <style:style style:name="T87" style:family="text">
      <style:text-properties officeooo:rsid="00866d1e"/>
    </style:style>
    <style:style style:name="T88" style:family="text">
      <style:text-properties officeooo:rsid="00876389"/>
    </style:style>
    <style:style style:name="T89" style:family="text">
      <style:text-properties officeooo:rsid="008837cb"/>
    </style:style>
    <style:style style:name="T90" style:family="text">
      <style:text-properties officeooo:rsid="008a4e1b"/>
    </style:style>
    <style:style style:name="T91" style:family="text">
      <style:text-properties officeooo:rsid="009083ca"/>
    </style:style>
    <style:style style:name="T92" style:family="text">
      <style:text-properties officeooo:rsid="00a28a69"/>
    </style:style>
    <style:style style:name="T93" style:family="text">
      <style:text-properties officeooo:rsid="00a5b77d"/>
    </style:style>
    <style:style style:name="T94" style:family="text">
      <style:text-properties officeooo:rsid="00a7125b"/>
    </style:style>
    <style:style style:name="T95" style:family="text">
      <style:text-properties fo:color="#4ec9b0" style:font-name="Droid Sans Mono" fo:font-size="10.5pt" fo:font-weight="normal" fo:background-color="#1e1e1e" loext:char-shading-value="0"/>
    </style:style>
    <style:style style:name="T96" style:family="text">
      <style:text-properties officeooo:rsid="00ab50fa"/>
    </style:style>
    <style:style style:name="T97" style:family="text">
      <style:text-properties officeooo:rsid="00aec0a2"/>
    </style:style>
    <style:style style:name="T98" style:family="text">
      <style:text-properties officeooo:rsid="00aecd22"/>
    </style:style>
    <style:style style:name="T99" style:family="text">
      <style:text-properties officeooo:rsid="00b02cb4"/>
    </style:style>
    <style:style style:name="T100" style:family="text">
      <style:text-properties officeooo:rsid="00b0cdc9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officeooo:rsid="00c573a0" style:font-weight-asian="bold" style:font-weight-complex="bold"/>
    </style:style>
    <style:style style:name="T103" style:family="text">
      <style:text-properties fo:font-weight="bold" officeooo:rsid="00c6bb8e" style:font-weight-asian="bold" style:font-weight-complex="bold"/>
    </style:style>
    <style:style style:name="T104" style:family="text">
      <style:text-properties fo:font-weight="bold" officeooo:rsid="00cb5fbb" style:font-weight-asian="bold" style:font-weight-complex="bold"/>
    </style:style>
    <style:style style:name="T105" style:family="text">
      <style:text-properties fo:font-weight="bold" officeooo:rsid="00d1d96d" style:font-weight-asian="bold" style:font-weight-complex="bold"/>
    </style:style>
    <style:style style:name="T106" style:family="text">
      <style:text-properties fo:font-weight="bold" officeooo:rsid="00e1188a" style:font-weight-asian="bold" style:font-weight-complex="bold"/>
    </style:style>
    <style:style style:name="T107" style:family="text">
      <style:text-properties fo:font-weight="normal" style:font-weight-asian="normal" style:font-weight-complex="normal"/>
    </style:style>
    <style:style style:name="T108" style:family="text">
      <style:text-properties fo:font-weight="normal" officeooo:rsid="00c573a0" style:font-weight-asian="normal" style:font-weight-complex="normal"/>
    </style:style>
    <style:style style:name="T109" style:family="text">
      <style:text-properties fo:font-weight="normal" officeooo:rsid="00cb5fbb" style:font-weight-asian="normal" style:font-weight-complex="normal"/>
    </style:style>
    <style:style style:name="T110" style:family="text">
      <style:text-properties fo:font-weight="normal" officeooo:rsid="00d1d96d" style:font-weight-asian="normal" style:font-weight-complex="normal"/>
    </style:style>
    <style:style style:name="T111" style:family="text">
      <style:text-properties fo:font-weight="normal" officeooo:rsid="00d7357e" style:font-weight-asian="normal" style:font-weight-complex="normal"/>
    </style:style>
    <style:style style:name="T112" style:family="text">
      <style:text-properties fo:font-weight="normal" officeooo:rsid="00e64be8" style:font-weight-asian="normal" style:font-weight-complex="normal"/>
    </style:style>
    <style:style style:name="T113" style:family="text">
      <style:text-properties fo:font-weight="normal" officeooo:rsid="00eda025" style:font-weight-asian="normal" style:font-weight-complex="normal"/>
    </style:style>
    <style:style style:name="T114" style:family="text">
      <style:text-properties fo:font-weight="normal" officeooo:rsid="010cef09" style:font-weight-asian="normal" style:font-weight-complex="normal"/>
    </style:style>
    <style:style style:name="T115" style:family="text">
      <style:text-properties fo:font-weight="normal" officeooo:rsid="010e5540" style:font-weight-asian="normal" style:font-weight-complex="normal"/>
    </style:style>
    <style:style style:name="T116" style:family="text">
      <style:text-properties fo:font-weight="normal" officeooo:rsid="010ea981" style:font-weight-asian="normal" style:font-weight-complex="normal"/>
    </style:style>
    <style:style style:name="T117" style:family="text">
      <style:text-properties fo:font-weight="normal" officeooo:rsid="010eca60" style:font-weight-asian="normal" style:font-weight-complex="normal"/>
    </style:style>
    <style:style style:name="T118" style:family="text">
      <style:text-properties fo:font-weight="normal" officeooo:rsid="0110b872" style:font-weight-asian="normal" style:font-weight-complex="normal"/>
    </style:style>
    <style:style style:name="T119" style:family="text">
      <style:text-properties fo:font-weight="normal" officeooo:rsid="01185148" style:font-weight-asian="normal" style:font-weight-complex="normal"/>
    </style:style>
    <style:style style:name="T120" style:family="text">
      <style:text-properties fo:font-weight="normal" officeooo:rsid="011a3b9d" style:font-weight-asian="normal" style:font-weight-complex="normal"/>
    </style:style>
    <style:style style:name="T121" style:family="text">
      <style:text-properties fo:font-weight="normal" officeooo:rsid="011a5703" style:font-weight-asian="normal" style:font-weight-complex="normal"/>
    </style:style>
    <style:style style:name="T122" style:family="text">
      <style:text-properties fo:font-weight="normal" officeooo:rsid="011d968b" style:font-weight-asian="normal" style:font-weight-complex="normal"/>
    </style:style>
    <style:style style:name="T123" style:family="text">
      <style:text-properties fo:font-weight="normal" officeooo:rsid="011dd6af" style:font-weight-asian="normal" style:font-weight-complex="normal"/>
    </style:style>
    <style:style style:name="T124" style:family="text">
      <style:text-properties fo:font-weight="normal" officeooo:rsid="01282430" style:font-weight-asian="normal" style:font-weight-complex="normal"/>
    </style:style>
    <style:style style:name="T125" style:family="text">
      <style:text-properties fo:font-weight="normal" officeooo:rsid="013e194d" style:font-weight-asian="normal" style:font-weight-complex="normal"/>
    </style:style>
    <style:style style:name="T126" style:family="text">
      <style:text-properties fo:font-weight="normal" officeooo:rsid="013da5ab" style:font-weight-asian="normal" style:font-weight-complex="normal"/>
    </style:style>
    <style:style style:name="T127" style:family="text">
      <style:text-properties fo:font-weight="normal" officeooo:rsid="01440994" style:font-weight-asian="normal" style:font-weight-complex="normal"/>
    </style:style>
    <style:style style:name="T128" style:family="text">
      <style:text-properties fo:font-weight="normal" officeooo:rsid="0144a610" style:font-weight-asian="normal" style:font-weight-complex="normal"/>
    </style:style>
    <style:style style:name="T129" style:family="text">
      <style:text-properties fo:font-weight="normal" officeooo:rsid="014fffc1" style:font-weight-asian="normal" style:font-weight-complex="normal"/>
    </style:style>
    <style:style style:name="T130" style:family="text">
      <style:text-properties officeooo:rsid="00c6bb8e"/>
    </style:style>
    <style:style style:name="T131" style:family="text">
      <style:text-properties officeooo:rsid="00c83641"/>
    </style:style>
    <style:style style:name="T132" style:family="text">
      <style:text-properties officeooo:rsid="00cb5fbb"/>
    </style:style>
    <style:style style:name="T133" style:family="text">
      <style:text-properties officeooo:rsid="00d8e953"/>
    </style:style>
    <style:style style:name="T134" style:family="text">
      <style:text-properties officeooo:rsid="00e0d0ae"/>
    </style:style>
    <style:style style:name="T135" style:family="text">
      <style:text-properties officeooo:rsid="00e1188a"/>
    </style:style>
    <style:style style:name="T136" style:family="text">
      <style:text-properties officeooo:rsid="00e70aa7"/>
    </style:style>
    <style:style style:name="T137" style:family="text">
      <style:text-properties officeooo:rsid="00e94645"/>
    </style:style>
    <style:style style:name="T138" style:family="text">
      <style:text-properties officeooo:rsid="0101fd96"/>
    </style:style>
    <style:style style:name="T139" style:family="text">
      <style:text-properties officeooo:rsid="01045b2a"/>
    </style:style>
    <style:style style:name="T140" style:family="text">
      <style:text-properties officeooo:rsid="01065e55"/>
    </style:style>
    <style:style style:name="T141" style:family="text">
      <style:text-properties officeooo:rsid="010789c2"/>
    </style:style>
    <style:style style:name="T142" style:family="text">
      <style:text-properties style:text-underline-style="solid" style:text-underline-width="auto" style:text-underline-color="font-color" fo:font-weight="normal" officeooo:rsid="01185148" style:font-weight-asian="normal" style:font-weight-complex="normal"/>
    </style:style>
    <style:style style:name="T143" style:family="text">
      <style:text-properties officeooo:rsid="0120fe04"/>
    </style:style>
    <style:style style:name="T144" style:family="text">
      <style:text-properties officeooo:rsid="01217444"/>
    </style:style>
    <style:style style:name="T145" style:family="text">
      <style:text-properties officeooo:rsid="0122dd8a"/>
    </style:style>
    <style:style style:name="T146" style:family="text">
      <style:text-properties officeooo:rsid="01236a43"/>
    </style:style>
    <style:style style:name="T147" style:family="text">
      <style:text-properties officeooo:rsid="0123c5d2"/>
    </style:style>
    <style:style style:name="T148" style:family="text">
      <style:text-properties officeooo:rsid="012432cf"/>
    </style:style>
    <style:style style:name="T149" style:family="text">
      <style:text-properties officeooo:rsid="01255bb7"/>
    </style:style>
    <style:style style:name="T150" style:family="text">
      <style:text-properties officeooo:rsid="012d5302"/>
    </style:style>
    <style:style style:name="T151" style:family="text">
      <style:text-properties officeooo:rsid="013e194d"/>
    </style:style>
    <style:style style:name="T152" style:family="text">
      <style:text-properties officeooo:rsid="01490a7d"/>
    </style:style>
    <style:style style:name="T153" style:family="text">
      <style:text-properties officeooo:rsid="014a098f"/>
    </style:style>
    <style:style style:name="T154" style:family="text">
      <style:text-properties officeooo:rsid="014c17b2"/>
    </style:style>
    <style:style style:name="T155" style:family="text">
      <style:text-properties officeooo:rsid="0153ef01"/>
    </style:style>
    <style:style style:name="T156" style:family="text">
      <style:text-properties officeooo:rsid="015804ee"/>
    </style:style>
    <style:style style:name="T157" style:family="text">
      <style:text-properties officeooo:rsid="015b6d4c"/>
    </style:style>
    <style:style style:name="T158" style:family="text">
      <style:text-properties officeooo:rsid="01643a97"/>
    </style:style>
    <style:style style:name="T159" style:family="text">
      <style:text-properties officeooo:rsid="0172ef16"/>
    </style:style>
    <style:style style:name="T160" style:family="text">
      <style:text-properties officeooo:rsid="0177b8c2"/>
    </style:style>
    <style:style style:name="T161" style:family="text">
      <style:text-properties officeooo:rsid="017b6cb3"/>
    </style:style>
    <style:style style:name="T162" style:family="text">
      <style:text-properties officeooo:rsid="017d968c"/>
    </style:style>
    <style:style style:name="T163" style:family="text">
      <style:text-properties officeooo:rsid="0185429c"/>
    </style:style>
    <style:style style:name="T164" style:family="text">
      <style:text-properties officeooo:rsid="01884378"/>
    </style:style>
    <style:style style:name="T165" style:family="text">
      <style:text-properties officeooo:rsid="018a9153"/>
    </style:style>
    <style:style style:name="T166" style:family="text">
      <style:text-properties officeooo:rsid="018e417c"/>
    </style:style>
    <style:style style:name="T167" style:family="text">
      <style:text-properties officeooo:rsid="0194a945"/>
    </style:style>
    <style:style style:name="T168" style:family="text">
      <style:text-properties officeooo:rsid="01965c22"/>
    </style:style>
    <style:style style:name="T169" style:family="text">
      <style:text-properties officeooo:rsid="019990b8"/>
    </style:style>
    <style:style style:name="T170" style:family="text">
      <style:text-properties officeooo:rsid="01aa7667"/>
    </style:style>
    <style:style style:name="T171" style:family="text">
      <style:text-properties officeooo:rsid="01aebab2"/>
    </style:style>
    <style:style style:name="T172" style:family="text">
      <style:text-properties officeooo:rsid="01af46cb"/>
    </style:style>
    <style:style style:name="T173" style:family="text">
      <style:text-properties officeooo:rsid="01b0d63a"/>
    </style:style>
    <style:style style:name="T174" style:family="text">
      <style:text-properties officeooo:rsid="01b28393"/>
    </style:style>
    <style:style style:name="T175" style:family="text">
      <style:text-properties officeooo:rsid="01b5427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scheme 3, opposite of Al Mustafa Trust , Waleed Mobile</text:p>
      <text:p text:style-name="P178"/>
      <text:p text:style-name="P160">Zaheer </text:p>
      <text:p text:style-name="P160"/>
      <text:p text:style-name="P6">-- <text:span text:style-name="T4">Before</text:span></text:p>
      <text:p text:style-name="P7">Added event logging for filter <text:span text:style-name="T5">opening/creation</text:span></text:p>
      <text:p text:style-name="P7"/>
      <text:p text:style-name="P6">--- <text:span text:style-name="T3">feb 23rd</text:span></text:p>
      <text:p text:style-name="P8">3% increase in test coverage (openId Client error codes were left unhandled)</text:p>
      <text:p text:style-name="Standard"/>
      <text:p text:style-name="P1">tests in 1.6 failing</text:p>
      <text:p text:style-name="P1"/>
      <text:p text:style-name="P2">leadsStatusFilter tests</text:p>
      <text:p text:style-name="P2"/>
      <text:p text:style-name="P2">? <text:span text:style-name="T1">typos in leadStatus choices capitalization</text:span></text:p>
      <text:p text:style-name="P2"/>
      <text:p text:style-name="P2">----- <text:span text:style-name="T2">feb 24</text:span></text:p>
      <text:p text:style-name="P3">leadsFilters tests pushed</text:p>
      <text:p text:style-name="P3">leads filter event add by kiran</text:p>
      <text:p text:style-name="P4">Tests failing because of new hooks (trackEvent and LeadsStatus) fixed</text:p>
      <text:p text:style-name="P4"/>
      <text:p text:style-name="P5">Texts fixed, coverage dropped because events</text:p>
      <text:p text:style-name="P5">increased coverage a bit</text:p>
      <text:p text:style-name="P5"/>
      <text:p text:style-name="P5">--- <text:span text:style-name="T6">Feb 25</text:span></text:p>
      <text:p text:style-name="P9">Increased InventoryFilter test coverage, to pass coveralls for 1.6</text:p>
      <text:p text:style-name="P9"/>
      <text:p text:style-name="P9">– <text:span text:style-name="T7">Feb 26, </text:span><text:span text:style-name="T9">fri</text:span></text:p>
      <text:p text:style-name="P10">Completed Test coverage PR</text:p>
      <text:p text:style-name="P11">Navigation on push notification – <text:span text:style-name="T8">waiting for actual data from backend</text:span></text:p>
      <text:p text:style-name="P11"/>
      <text:p text:style-name="P11">- <text:span text:style-name="T9">Mar 1, monday</text:span></text:p>
      <text:p text:style-name="P12">Test coverage</text:p>
      <text:p text:style-name="P12">Call with Omer and Muneeb regarding OneSignal notification payload</text:p>
      <text:p text:style-name="P13">calls with Kiran regarding T&amp;C</text:p>
      <text:p text:style-name="P14">muneeb <text:span text:style-name="T10">sent sample data</text:span></text:p>
      <text:p text:style-name="P14"/>
      <text:p text:style-name="P14">- <text:span text:style-name="T11">Mar 2, Tuesday</text:span></text:p>
      <text:p text:style-name="P14"><text:s/><text:span text:style-name="T11">Navigated to specific project</text:span></text:p>
      <text:p text:style-name="P15">Call with Omer about Backend code</text:p>
      <text:p text:style-name="P17">Went through code</text:p>
      <text:p text:style-name="P15">- <text:span text:style-name="T12">Mar 3,4,5</text:span></text:p>
      <text:p text:style-name="P15"><text:s/><text:span text:style-name="T12">Terms and conditions acceptance handling in backend API</text:span></text:p>
      <text:p text:style-name="P15"/>
      <text:p text:style-name="P15">- <text:span text:style-name="T13">Mar 8, Monday</text:span></text:p>
      <text:p text:style-name="P15"><text:s/><text:tab/><text:span text:style-name="T15">r</text:span><text:span text:style-name="T14">esolved comments, completed TnC PR</text:span></text:p>
      <text:p text:style-name="P15"><text:span text:style-name="T15"><text:tab/>T</text:span><text:span text:style-name="T14">ests failing in build not locally, cleared jest cache<text:tab/></text:span></text:p>
      <text:p text:style-name="P15"/>
      <text:p text:style-name="P15">- <text:span text:style-name="T15">Mar 9</text:span><text:span text:style-name="T17">, </text:span></text:p>
      <text:p text:style-name="P15"><text:soft-page-break/><text:tab/><text:span text:style-name="T36">Backend Bug, </text:span><text:a xlink:type="simple" xlink:href="https://zameen.atlassian.net/browse/PROPFOR-10086" text:style-name="Internet_20_link" text:visited-style-name="Visited_20_Internet_20_Link"><text:span text:style-name="T36">https://zameen.atlassian.net/browse/PROPFOR-10086</text:span></text:a></text:p>
      <text:p text:style-name="P15">- <text:span text:style-name="T37">Mar 10, </text:span><text:span text:style-name="T38">wed</text:span></text:p>
      <text:p text:style-name="P15"><text:tab/><text:span text:style-name="T37">PR made, Meetings with Kiran on Coverage increase</text:span></text:p>
      <text:p text:style-name="P15">- <text:span text:style-name="T38">Mar 11, Thurs</text:span></text:p>
      <text:p text:style-name="P15"><text:s text:c="7"/><text:span text:style-name="T38">Test Coverage (useLeadsSearch, </text:span><text:span text:style-name="T39">implicitTermsAgreement</text:span><text:span text:style-name="T38">), Kiran call (unitSaga test),</text:span></text:p>
      <text:p text:style-name="P15">- <text:span text:style-name="T40">Mar 12, Friday</text:span></text:p>
      <text:p text:style-name="P15"><text:tab/><text:span text:style-name="T40">OneSignal push notification continued</text:span></text:p>
      <text:p text:style-name="P15">- <text:span text:style-name="T41">Mar 15, monda</text:span><text:span text:style-name="T42">y</text:span></text:p>
      <text:p text:style-name="P15"><text:tab/><text:span text:style-name="T41">Test Coverage (to call useEffects, and backHandlers)</text:span></text:p>
      <text:p text:style-name="P15">- <text:span text:style-name="T43">Mar 16, Tuesday</text:span></text:p>
      <text:p text:style-name="P15"><text:tab/><text:span text:style-name="T43">OTP timer issue fixed, DateFormatter test issue fixed (used moment)</text:span></text:p>
      <text:p text:style-name="P15"><text:tab/><text:span text:style-name="T44">Push notification from closed app (setTimeout till all fetched)</text:span></text:p>
      <text:p text:style-name="P15">- <text:span text:style-name="T45">Mar 17</text:span></text:p>
      <text:p text:style-name="P15"><text:tab/><text:span text:style-name="T45">Push Notification done, Handled </text:span><text:span text:style-name="T50">it </text:span><text:span text:style-name="T45">on leads </text:span><text:span text:style-name="T50">screen </text:span><text:span text:style-name="T45">using GenericStore</text:span></text:p>
      <text:p text:style-name="P15"><text:tab/><text:span text:style-name="T45">Kiran, T&amp;C should use navigation screen instead of webview again (ios back button!!)</text:span></text:p>
      <text:p text:style-name="P18"><text:span text:style-name="T11"><text:tab/></text:span><text:span text:style-name="T46">sample url: </text:span><text:span text:style-name="T47">url:</text:span><text:span text:style-name="T48"> </text:span><text:span text:style-name="T49">'https://www.zameen.com/new_projects/airline_avenue/overview-694-172.html'</text:span><text:span text:style-name="T48">,</text:span></text:p>
      <text:p text:style-name="P15"/>
      <text:p text:style-name="P15">- <text:span text:style-name="T50">Mar 18, Thursday</text:span></text:p>
      <text:p text:style-name="P15"><text:tab/><text:span text:style-name="T50">Test coverage increased ( useOneSignal)</text:span></text:p>
      <text:p text:style-name="P15"><text:tab/><text:span text:style-name="T50">Branch 1.6 completed</text:span></text:p>
      <text:p text:style-name="P15"><text:s/><text:tab/><text:span text:style-name="T51">ASK: is useRate a hook? Make it look like a hook pls</text:span></text:p>
      <text:p text:style-name="P15"><text:tab/><text:span text:style-name="T52">useRate tests written</text:span></text:p>
      <text:p text:style-name="P15"><text:tab/><text:span text:style-name="T53">coverage → +0.2</text:span></text:p>
      <text:p text:style-name="P15"/>
      <text:p text:style-name="P15">- <text:span text:style-name="T54">Mar 19, Friday</text:span></text:p>
      <text:p text:style-name="P15"><text:tab/><text:span text:style-name="T54">Estimates meeting, auto update feature for 1.7</text:span></text:p>
      <text:p text:style-name="P15"/>
      <text:p text:style-name="P15"/>
      <text:p text:style-name="P15"/>
      <text:p text:style-name="P15">- <text:span text:style-name="T55">Mar 22</text:span></text:p>
      <text:p text:style-name="P18"><text:span text:style-name="T11"><text:s/><text:tab/>?? </text:span><text:span text:style-name="T55">move out stuff from LeadsList to leadsScreen, e.g update dialog, T&amp;C dialog</text:span></text:p>
      <text:p text:style-name="P19"><text:tab/>Auto Update feature frontend and redux-saga learning</text:p>
      <text:p text:style-name="P15"/>
      <text:p text:style-name="P15">- <text:span text:style-name="T56">Mar 24, Wednesday</text:span></text:p>
      <text:p text:style-name="P16"><text:tab/><text:span text:style-name="T56">Auto Update feature continued</text:span></text:p>
      <text:p text:style-name="P20"><text:tab/>Affiliates Web App started T&amp;C, <text:span text:style-name="T57">PUG template</text:span></text:p>
      <text:p text:style-name="P20">- <text:span text:style-name="T58">Mar 25, Thursday</text:span></text:p>
      <text:p text:style-name="P20"><text:tab/><text:span text:style-name="T58">PUG templating for terms and coditions frontend completed, </text:span></text:p>
      <text:p text:style-name="P20"><text:tab/><text:span text:style-name="T58">backend code started</text:span></text:p>
      <text:p text:style-name="P15">- <text:span text:style-name="T59">Mar 26, Friday</text:span></text:p>
      <text:p text:style-name="P15"><text:tab/><text:span text:style-name="T59">Backend completed, db updated with T&amp;C</text:span></text:p>
      <text:p text:style-name="P15"/>
      <text:p text:style-name="P15">- <text:span text:style-name="T60">Mar 29, Monday</text:span></text:p>
      <text:p text:style-name="P15"><text:tab/><text:span text:style-name="T60">T&amp;C Header text changed, pushed to staging</text:span></text:p>
      <text:p text:style-name="P15"><text:tab/><text:span text:style-name="T61">T&amp;C web modal PR created</text:span></text:p>
      <text:p text:style-name="P15"/>
      <text:p text:style-name="P15">- <text:span text:style-name="T62">Mar 30, <text:s/>Tuesday</text:span></text:p>
      <text:p text:style-name="P15"><text:tab/><text:span text:style-name="T62">Comments reviewed and resolved</text:span></text:p>
      <text:p text:style-name="P15"><text:soft-page-break/></text:p>
      <text:p text:style-name="P15"/>
      <text:p text:style-name="P15"/>
      <text:p text:style-name="P15">- <text:span text:style-name="T63">Mar 31, Wednesday</text:span></text:p>
      <text:p text:style-name="P15"><text:tab/><text:span text:style-name="T63">T&amp;C web modal deployed on QA</text:span></text:p>
      <text:p text:style-name="P15"><text:tab/><text:span text:style-name="T63">1.7 App update modal working</text:span></text:p>
      <text:p text:style-name="P15">- <text:span text:style-name="T64">1 April</text:span></text:p>
      <text:p text:style-name="P15"><text:tab/><text:span text:style-name="T64">App Update modal design completed</text:span></text:p>
      <text:p text:style-name="P15"><text:tab/><text:span text:style-name="T64">App updated modal sagas and hooks written</text:span></text:p>
      <text:p text:style-name="P15"/>
      <text:p text:style-name="P15">- <text:span text:style-name="T65">2 April</text:span></text:p>
      <text:p text:style-name="P15"><text:tab/><text:span text:style-name="T65">Creating SETTINGS resource and relevant files,</text:span></text:p>
      <text:p text:style-name="P15"/>
      <text:p text:style-name="P15">- <text:span text:style-name="T66">5 April, Monday</text:span></text:p>
      <text:p text:style-name="P15"><text:tab/><text:span text:style-name="T66">Wrote tests for Saga and the UpdateModal Component</text:span></text:p>
      <text:p text:style-name="P15"><text:tab/><text:span text:style-name="T66">Coverage 100%</text:span></text:p>
      <text:p text:style-name="P15"><text:tab/><text:span text:style-name="T66">Improved design</text:span></text:p>
      <text:p text:style-name="P15">- <text:span text:style-name="T67">6 April, Tue,</text:span></text:p>
      <text:p text:style-name="P15"><text:tab/><text:span text:style-name="T67">Fixed affiliate type title in API (capitalized), merged to master</text:span></text:p>
      <text:p text:style-name="P15"><text:tab/><text:span text:style-name="T68">Wrote Migration to add Column ‘App Variables’ in zn_app_releases</text:span></text:p>
      <text:p text:style-name="P15"><text:tab/><text:span text:style-name="T68">Wrote migration to add record for Affiliates mobile app in this table</text:span></text:p>
      <text:p text:style-name="P15"><text:tab/><text:span text:style-name="T68">Wrote backend implementation for the settings endpoint</text:span></text:p>
      <text:p text:style-name="P15"/>
      <text:p text:style-name="P15">- <text:span text:style-name="T69">7 April,</text:span></text:p>
      <text:p text:style-name="P15"><text:tab/><text:span text:style-name="T69">Backend linked with Frontend, <text:line-break/><text:tab/>timeout issue temporarily fixed with dialect options</text:span></text:p>
      <text:p text:style-name="P21"/>
      <text:p text:style-name="P21">- <text:span text:style-name="T70">8 Apri, Thursday</text:span></text:p>
      <text:p text:style-name="P21"><text:tab/><text:span text:style-name="T70">Migration PR comments resolved</text:span></text:p>
      <text:p text:style-name="P21"><text:tab/><text:span text:style-name="T70">PR merged</text:span></text:p>
      <text:p text:style-name="P21"><text:tab/></text:p>
      <text:p text:style-name="P21">- <text:span text:style-name="T70">9</text:span><text:span text:style-name="T18">th</text:span><text:span text:style-name="T70"> April, Friday</text:span></text:p>
      <text:p text:style-name="P21"><text:tab/><text:span text:style-name="T70">ios Update modal work started</text:span></text:p>
      <text:p text:style-name="P21"/>
      <text:p text:style-name="P21">-<text:span text:style-name="T70">12</text:span><text:span text:style-name="T18">th</text:span><text:span text:style-name="T70"> April, Monday</text:span></text:p>
      <text:p text:style-name="P22"><text:span text:style-name="T73"><text:tab/></text:span><text:span text:style-name="T70">PR created for zn_realeases_log to add app_settings col in staff app</text:span></text:p>
      <text:p text:style-name="P22"><text:tab/><text:span text:style-name="T70">ios modal completed, tested at Kiran’s</text:span></text:p>
      <text:p text:style-name="P22"><text:tab/><text:span text:style-name="T70">Affiliates API PR created</text:span></text:p>
      <text:p text:style-name="P22"><text:tab/></text:p>
      <text:p text:style-name="P22"/>
      <text:p text:style-name="P22">-<text:span text:style-name="T74">13</text:span><text:span text:style-name="T19">th</text:span><text:span text:style-name="T74"> April, Monday</text:span></text:p>
      <text:p text:style-name="P22"><text:tab/></text:p>
      <text:p text:style-name="P22"/>
      <text:p text:style-name="P22">-<text:span text:style-name="T74">14</text:span><text:span text:style-name="T19">th</text:span><text:span text:style-name="T74"> April, </text:span></text:p>
      <text:p text:style-name="P22"><text:tab/><text:span text:style-name="T74">PR created for 1.7 jaguar App auto update</text:span></text:p>
      <text:p text:style-name="P22"><text:tab/><text:span text:style-name="T75">Comments resolved, named endpoint AppRelease instead of setting</text:span></text:p>
      <text:p text:style-name="P22"/>
      <text:p text:style-name="P23">- 15<text:span text:style-name="T16">th</text:span> April, Thursday</text:p>
      <text:p text:style-name="P23"><text:tab/><text:span text:style-name="T76">snapshots fail cuz of wrong node version, ran with 14.14</text:span></text:p>
      <text:p text:style-name="P23"><text:soft-page-break/><text:tab/><text:span text:style-name="T77">coverage increased</text:span></text:p>
      <text:p text:style-name="P23"><text:tab/><text:span text:style-name="T77">MonthPicker component picked up</text:span></text:p>
      <text:p text:style-name="P23"><text:tab/><text:span text:style-name="T77">PR merged for API end of app auto update</text:span></text:p>
      <text:p text:style-name="P23"><text:tab/></text:p>
      <text:p text:style-name="P24">- <text:span text:style-name="T78">16</text:span><text:span text:style-name="T20">th</text:span><text:span text:style-name="T78"> April</text:span></text:p>
      <text:p text:style-name="P24"><text:tab/><text:span text:style-name="T78">Month Range picker completed </text:span></text:p>
      <text:p text:style-name="P25">- <text:span text:style-name="T79">19</text:span><text:span text:style-name="T21">th</text:span><text:span text:style-name="T79">, 20</text:span><text:span text:style-name="T21">th</text:span><text:span text:style-name="T79">,</text:span></text:p>
      <text:p text:style-name="P25"><text:tab/><text:span text:style-name="T79">Affiliate webapp About Us Page</text:span></text:p>
      <text:p text:style-name="P25">- <text:span text:style-name="T80">21</text:span><text:span text:style-name="T22">st</text:span></text:p>
      <text:p text:style-name="P26"><text:tab/><text:span text:style-name="T81">about us responsiveness set, completed</text:span></text:p>
      <text:p text:style-name="P26"><text:tab/><text:span text:style-name="T82">App Update given to QA</text:span></text:p>
      <text:p text:style-name="P26">- <text:span text:style-name="T83">22</text:span></text:p>
      <text:p text:style-name="P26"><text:s/><text:tab/><text:span text:style-name="T83">Work started on Earning Potential And Commiions 1.7</text:span></text:p>
      <text:p text:style-name="P26"><text:tab/><text:span text:style-name="T84">Merged about us PR</text:span></text:p>
      <text:p text:style-name="P26"><text:tab/><text:span text:style-name="T84">Umer shahid needed email content</text:span></text:p>
      <text:p text:style-name="P26">- <text:span text:style-name="T85">23</text:span><text:span text:style-name="T23">rd <text:s/></text:span><text:span text:style-name="T85">April, Friday</text:span></text:p>
      <text:p text:style-name="P26"><text:tab/><text:span text:style-name="T85">Deployment made on port 3025</text:span></text:p>
      <text:p text:style-name="P26"/>
      <text:p text:style-name="P26">- <text:span text:style-name="T86">26</text:span><text:span text:style-name="T24">th</text:span><text:span text:style-name="T86"> April, Monday</text:span></text:p>
      <text:p text:style-name="P26"><text:tab/><text:span text:style-name="T86">Progress on Commisions and Earning</text:span></text:p>
      <text:p text:style-name="P26"><text:tab/><text:span text:style-name="T86">call with Rabee on About Us</text:span></text:p>
      <text:p text:style-name="P26"><text:tab/></text:p>
      <text:p text:style-name="P27">- <text:span text:style-name="T87">2</text:span><text:span text:style-name="T89">8</text:span><text:span text:style-name="T25">th</text:span></text:p>
      <text:p text:style-name="P27"><text:tab/>- <text:span text:style-name="T88">Office Visit</text:span></text:p>
      <text:p text:style-name="P30"><text:tab/>- Progress on C&amp;E</text:p>
      <text:p text:style-name="P27"/>
      <text:p text:style-name="P26"><text:span text:style-name="T88">- </text:span><text:span text:style-name="T89">Meeting with Kiran on Self View dashboard test coverage issue.</text:span></text:p>
      <text:p text:style-name="P26"/>
      <text:p text:style-name="P26">-<text:span text:style-name="T90">29</text:span><text:span text:style-name="T26">th</text:span><text:span text:style-name="T90"> </text:span></text:p>
      <text:p text:style-name="P26"><text:tab/> <text:span text:style-name="T90">Meeting on E&amp;C</text:span></text:p>
      <text:p text:style-name="P26"><text:tab/><text:span text:style-name="T90">Progressed</text:span></text:p>
      <text:p text:style-name="P26"><text:tab/>-----------------------------------</text:p>
      <text:p text:style-name="P28"><text:tab/><text:span text:style-name="T91">FLAT:</text:span></text:p>
      <text:p text:style-name="P31"><text:tab/><text:line-break/></text:p>
      <text:p text:style-name="P29">-<text:span text:style-name="T92">3</text:span><text:span text:style-name="T27">h</text:span><text:span text:style-name="T92"> May</text:span></text:p>
      <text:p text:style-name="P29"><text:tab/><text:span text:style-name="T92">E&amp;C progress. Meeting with Kiran. Questions from Zainab.</text:span></text:p>
      <text:p text:style-name="P26"><text:tab/><text:tab/></text:p>
      <text:p text:style-name="P26"/>
      <text:p text:style-name="P26">-<text:span text:style-name="T93">6</text:span><text:span text:style-name="T28">th</text:span><text:span text:style-name="T93"> May</text:span></text:p>
      <text:p text:style-name="P26"><text:tab/><text:span text:style-name="T93">Tayyaba call, testing App Auto Update</text:span></text:p>
      <text:p text:style-name="P26"><text:tab/><text:span text:style-name="T94">Fixed version compare logic, handled 0 padding</text:span></text:p>
      <text:p text:style-name="P26"/>
      <text:p text:style-name="P32">17<text:span text:style-name="T16">th</text:span> May Monday.</text:p>
      <text:p text:style-name="P32"><text:tab/>Made C&amp;E PR and gave to QA</text:p>
      <text:p text:style-name="P34">18<text:span text:style-name="T16">th</text:span></text:p>
      <text:p text:style-name="P34"><text:tab/>Disclaimer for additional Commission Added after multiple discussions</text:p>
      <text:p text:style-name="P34">19<text:span text:style-name="T16">th</text:span></text:p>
      <text:p text:style-name="P34"><text:tab/>Zainab asked to reverse Additional Commission Disclaimer, updated in PR</text:p>
      <text:p text:style-name="P32"><text:soft-page-break/></text:p>
      <text:p text:style-name="P33">20<text:span text:style-name="T16">th</text:span> </text:p>
      <text:p text:style-name="P33">– Tests <text:span text:style-name="T96">for C&amp;E PR</text:span></text:p>
      <text:p text:style-name="P32"/>
      <text:p text:style-name="P32"/>
      <text:p text:style-name="P35">24<text:span text:style-name="T16">th</text:span></text:p>
      <text:p text:style-name="P35"><text:tab/>TELEDEV started</text:p>
      <text:p text:style-name="P35">25<text:span text:style-name="T16">th</text:span></text:p>
      <text:p text:style-name="P35"><text:tab/>TELEDEV estimates etc</text:p>
      <text:p text:style-name="P35">–</text:p>
      <text:p text:style-name="P35">–</text:p>
      <text:p text:style-name="P35">26<text:span text:style-name="T16">th</text:span></text:p>
      <text:p text:style-name="P35"><text:span text:style-name="T71"><text:tab/></text:span><text:span text:style-name="T72">issue in communicating with local db, so downgraded sql to 5.7, failed, moved back to QA</text:span></text:p>
      <text:p text:style-name="P35"><text:tab/>Session by Muneeb</text:p>
      <text:p text:style-name="P35">27<text:span text:style-name="T16">th</text:span></text:p>
      <text:p text:style-name="P35"><text:tab/>Session by Muneeb</text:p>
      <text:p text:style-name="P36">28<text:span text:style-name="T16">th</text:span></text:p>
      <text:p text:style-name="P36"><text:tab/></text:p>
      <text:p text:style-name="P36"><text:tab/>TeleDev Assignment: Auto Assignment <text:span text:style-name="T99">basics </text:span>done, lcoation has to be same. Relevant leads also being assigned.</text:p>
      <text:p text:style-name="P36"><text:tab/><text:span text:style-name="T98">i</text:span><text:span text:style-name="T97">os App AutoUpdate test</text:span></text:p>
      <text:p text:style-name="P36"/>
      <text:p text:style-name="P36"><text:s/><text:span text:style-name="T100">issues:</text:span></text:p>
      <text:p text:style-name="P36"/>
      <text:p text:style-name="P37">31<text:span text:style-name="T16">st</text:span> </text:p>
      <text:p text:style-name="P37"><text:tab/>Umer Shahid, tested <text:span text:style-name="T101">updated app</text:span> ios, fixed</text:p>
      <text:p text:style-name="P37"><text:tab/>Tayyaba reported issues in <text:span text:style-name="T101">Commission, </text:span><text:span text:style-name="T107">fixed</text:span></text:p>
      <text:p text:style-name="P37"><text:span text:style-name="T107"><text:tab/></text:span><text:span text:style-name="T108">Zainab discussion over </text:span><text:span text:style-name="T102">TAAM assignment</text:span></text:p>
      <text:p text:style-name="P36"/>
      <text:p text:style-name="P38">1<text:span text:style-name="T16">st</text:span> June</text:p>
      <text:p text:style-name="P38"><text:tab/>Zainab discussion, <text:span text:style-name="T101">Commission</text:span> showed based on Aff Type, fixed</text:p>
      <text:p text:style-name="P39"><text:span text:style-name="T130"><text:tab/></text:span><text:span text:style-name="T103">TAAM assignment</text:span><text:span text:style-name="T130">, </text:span><text:span text:style-name="T131">rules preferences to be changed.</text:span></text:p>
      <text:p text:style-name="P39"/>
      <text:p text:style-name="P40">2<text:span text:style-name="T16">nd</text:span> June</text:p>
      <text:p text:style-name="P40"><text:tab/>Omer, <text:span text:style-name="T132">Discussed RuleFactory for </text:span><text:span text:style-name="T104">TAAM</text:span><text:span text:style-name="T132">,</text:span><text:span text:style-name="T109"> applied Roaster preference rules </text:span><text:line-break/><text:tab/>Tayyaba, </text:p>
      <text:p text:style-name="P40"><text:tab/>Zain<text:span text:style-name="T132">ab, discssuion on </text:span><text:span text:style-name="T104">Commission, </text:span><text:span text:style-name="T109">Classified disclaimer only for agency </text:span><text:span text:style-name="T132">Fix</text:span></text:p>
      <text:p text:style-name="P36"/>
      <text:p text:style-name="P41">3<text:span text:style-name="T16">rd</text:span></text:p>
      <text:p text:style-name="P41"><text:tab/>Tayyaba, bug fixes for <text:span text:style-name="T101">Commission</text:span></text:p>
      <text:p text:style-name="P41"><text:span text:style-name="T101"><text:tab/></text:span><text:span text:style-name="T107">Zainab, changed ‘x+’ case to ‘x and above’. Handled invalid data from staff-app.</text:span></text:p>
      <text:p text:style-name="P41"><text:span text:style-name="T107"><text:tab/></text:span><text:span text:style-name="T110">Changed priority rule application for </text:span><text:span text:style-name="T105">TAAM</text:span><text:span text:style-name="T110"> assignment.</text:span></text:p>
      <text:p text:style-name="P36"/>
      <text:p text:style-name="P42">4<text:span text:style-name="T16">th</text:span>, Friday</text:p>
      <text:p text:style-name="P42"><text:tab/>Fixed App crash, fixed label, in <text:span text:style-name="T101">Commission</text:span></text:p>
      <text:p text:style-name="P42"><text:span text:style-name="T101"><text:tab/></text:span><text:span text:style-name="T107">Call with Omer regarding rules</text:span></text:p>
      <text:p text:style-name="P44"/>
      <text:p text:style-name="P43"><text:span text:style-name="T107">5</text:span><text:span text:style-name="T29">th</text:span><text:span text:style-name="T107"> to 8</text:span><text:span text:style-name="T29">th</text:span><text:span text:style-name="T107"> June</text:span></text:p>
      <text:p text:style-name="P43"><text:span text:style-name="T107">- </text:span><text:span text:style-name="T101">Commission </text:span><text:span text:style-name="T107">Bug Fixes</text:span></text:p>
      <text:p text:style-name="P43"><text:soft-page-break/><text:span text:style-name="T101">- Commission</text:span><text:span text:style-name="T107"> Backend update, </text:span><text:span text:style-name="T111">2 Prs done</text:span></text:p>
      <text:p text:style-name="P43"><text:span text:style-name="T107"><text:tab/>- </text:span><text:span text:style-name="T101">TAAM</text:span><text:span text:style-name="T107"> tests fixes</text:span></text:p>
      <text:p text:style-name="P36"/>
      <text:p text:style-name="P122">9<text:span text:style-name="T16">th</text:span></text:p>
      <text:p text:style-name="P122"><text:tab/>First half, local DB issues</text:p>
      <text:p text:style-name="P123"><text:tab/>2<text:span text:style-name="T16">nd</text:span> Half, Alignment of * label, </text:p>
      <text:p text:style-name="P123"><text:tab/><text:span text:style-name="T133">Calls with Rabee and Tayyaba</text:span></text:p>
      <text:p text:style-name="P123"><text:tab/>handling cases where starting range is same for different ending ranges, e.g 1-2 Units, 1-4Units, <text:tab/>1-5Units. Should we group them from min to max, or show different rows for each? Discussion p<text:tab/>lanned.</text:p>
      <text:p text:style-name="P123"/>
      <text:p text:style-name="P123"/>
      <text:p text:style-name="P124">15<text:span text:style-name="T16">th</text:span> June</text:p>
      <text:p text:style-name="P124"><text:tab/>Went to office, New Contract signing. </text:p>
      <text:p text:style-name="P124"><text:tab/><text:span text:style-name="T106">Commission: </text:span>Meeting with Zainab and Tayyaba, implemented the change request and shared build with Tayyaba</text:p>
      <text:p text:style-name="P124"><text:tab/><text:span text:style-name="T106">TAAM: </text:span>Fixed few tests for the TAAM PR, found another workflow that leads to TAAM assignment, I.e verify Affiliate</text:p>
      <text:p text:style-name="P36"/>
      <text:p text:style-name="P36"/>
      <text:p text:style-name="P125">16<text:span text:style-name="T16">th</text:span></text:p>
      <text:p text:style-name="P125"><text:tab/><text:span text:style-name="T106">Commission</text:span><text:span text:style-name="T135">: </text:span>Fixed Earning Potential Label, improved grouping per InventoryType</text:p>
      <text:p text:style-name="P125"><text:tab/>Discussion on order of <text:span text:style-name="T134">grouping of commission, unchanged</text:span></text:p>
      <text:p text:style-name="P125"><text:tab/><text:span text:style-name="T106">TAAM: </text:span><text:span text:style-name="T134">Verification Flow complete, tests fixed, pushed</text:span></text:p>
      <text:p text:style-name="P126">17<text:span text:style-name="T16">th</text:span></text:p>
      <text:p text:style-name="P126"><text:tab/><text:span text:style-name="T101">Commission: </text:span><text:span text:style-name="T107">New Disclaimers, given for QA, </text:span></text:p>
      <text:p text:style-name="P45"><text:tab/>Discussion with Zainab regarding another case Tayyaba found, no need to handle</text:p>
      <text:p text:style-name="P126"><text:span text:style-name="T107"><text:tab/></text:span><text:span text:style-name="T101">TAAM</text:span><text:span text:style-name="T107"> PR created.</text:span></text:p>
      <text:p text:style-name="P36"/>
      <text:p text:style-name="P36"/>
      <text:p text:style-name="P127">18<text:span text:style-name="T16">th</text:span> </text:p>
      <text:p text:style-name="P127"><text:tab/><text:span text:style-name="T101">TAAM PR</text:span><text:span text:style-name="T107"> comments resolved</text:span></text:p>
      <text:p text:style-name="P127"><text:span text:style-name="T107"><text:tab/></text:span><text:span text:style-name="T101">Referral Work started</text:span></text:p>
      <text:p text:style-name="P128">TODO:<text:line-break/>affiliateCommission dataType other than ‘any’ in alder/projects/types.ts 87</text:p>
      <text:p text:style-name="P129">fix <text:span text:style-name="T95">LeafLabel Type</text:span></text:p>
      <text:p text:style-name="P133"/>
      <text:p text:style-name="P133"/>
      <text:p text:style-name="P130"/>
      <text:p text:style-name="P130">24<text:span text:style-name="T16">th</text:span> June</text:p>
      <text:p text:style-name="P130"><text:tab/><text:span text:style-name="T136">Portal Column addition </text:span><text:span text:style-name="T137">for Source name and Number</text:span></text:p>
      <text:p text:style-name="P130"><text:tab/>3 Hour call with Kiran over <text:span text:style-name="T101">Lead Sharing</text:span><text:span text:style-name="T107"> </text:span><text:span text:style-name="T112">with CSE</text:span></text:p>
      <text:p text:style-name="P131"><text:span text:style-name="T112">2</text:span><text:span text:style-name="T107">5</text:span><text:span text:style-name="T29">th</text:span><text:span text:style-name="T107"> June</text:span></text:p>
      <text:p text:style-name="P46"><text:tab/>Referral Test failures investigate</text:p>
      <text:p text:style-name="P46"/>
      <text:p text:style-name="P132"><text:span text:style-name="T107">29</text:span><text:span text:style-name="T29">th</text:span><text:span text:style-name="T107"> June</text:span></text:p>
      <text:p text:style-name="P132"><text:span text:style-name="T107"><text:tab/>– </text:span><text:span text:style-name="T113">New work item for flat Commission label, done, sent to QA</text:span></text:p>
      <text:p text:style-name="P132"><text:span text:style-name="T107"><text:tab/>-- Resolved comments on T</text:span><text:span text:style-name="T101">AAM assignment</text:span><text:span text:style-name="T107"> PR and Merged the PR</text:span></text:p>
      <text:p text:style-name="P132"><text:span text:style-name="T107">-- Created PR for assignment to</text:span><text:span text:style-name="T101"> referral Employee</text:span></text:p>
      <text:p text:style-name="P132"><text:soft-page-break/><text:span text:style-name="T107">-- Will take up next task regarding</text:span><text:span text:style-name="T101"> notification to TAAM</text:span></text:p>
      <text:p text:style-name="P136"/>
      <text:p text:style-name="P136"/>
      <text:p text:style-name="P134"><text:span text:style-name="T101">30</text:span><text:span text:style-name="T32">th</text:span><text:span text:style-name="T101"> </text:span></text:p>
      <text:p text:style-name="P47">-- Deployed TeleDev workflow's phase 1 code for QA</text:p>
      <text:p text:style-name="P47">-- Investigated ticket regarding TAAM getting a notification if meeting pushed by CSE</text:p>
      <text:p text:style-name="P47">-- Discussion with Kiran regarding lead sharing</text:p>
      <text:p text:style-name="P47"/>
      <text:p text:style-name="P135">1<text:span text:style-name="T16">st</text:span> July</text:p>
      <text:p text:style-name="P48">– deployed on 3009 again</text:p>
      <text:p text:style-name="P48">– TAAM notification generated, now email needs to be sent</text:p>
      <text:p text:style-name="P48"/>
      <text:p text:style-name="P49">1<text:span text:style-name="T16">st</text:span> to 9<text:span text:style-name="T16">th</text:span> July</text:p>
      <text:p text:style-name="P49">– Calls with Kiran, pair programming over <text:span text:style-name="T101">Lead Sharing </text:span>with kiran</text:p>
      <text:p text:style-name="P49"/>
      <text:p text:style-name="P49"/>
      <text:p text:style-name="P50">26<text:span text:style-name="T16">th</text:span> July</text:p>
      <text:p text:style-name="P50">– </text:p>
      <text:p text:style-name="P50"/>
      <text:p text:style-name="P50"/>
      <text:p text:style-name="P50"/>
      <text:p text:style-name="P50"/>
      <text:p text:style-name="P50"/>
      <text:p text:style-name="P51">August:</text:p>
      <text:p text:style-name="P51"/>
      <text:p text:style-name="P51">16<text:span text:style-name="T16">th</text:span>:</text:p>
      <text:p text:style-name="P51"/>
      <text:p text:style-name="P51">Fixed: (Rabee)CSE not showing in manual dropDown. Reason: TeamType was sales.</text:p>
      <text:p text:style-name="P51">Issue: Numan.manj not logging in.</text:p>
      <text:p text:style-name="P51"/>
      <text:p text:style-name="P53">17<text:span text:style-name="T16">th</text:span> Aug:</text:p>
      <text:p text:style-name="P53">Fixed: <text:span text:style-name="T138">Auto sharing, code had a bug, </text:span>CodeShift + Staff app sharing deployed and shared with QA.</text:p>
      <text:p text:style-name="P53">Fixed: Tests of Web App – PR finalized – issue: App locals not same as expected by LeadsService</text:p>
      <text:p text:style-name="P53">Issues: Tests of Aff API failing cuz Redis isn’t connecting on pipeline.</text:p>
      <text:p text:style-name="P53"/>
      <text:p text:style-name="P54">18<text:span text:style-name="T16">th</text:span>:<text:line-break/>Rabee call, possible Referral issue, but the issue was k SaadBDM ki type was BDA, not BDM.</text:p>
      <text:p text:style-name="P54"/>
      <text:p text:style-name="P139">23<text:span text:style-name="T16">rd</text:span> Aug, Mon</text:p>
      <text:p text:style-name="P56"><text:span text:style-name="T139">1</text:span><text:span text:style-name="T33">st</text:span><text:span text:style-name="T139"> half</text:span><text:line-break/><text:tab/>Rabee: Meeting pushed email not sent, found: AWS email sending blocked</text:p>
      <text:p text:style-name="P55"><text:tab/>Aff-Api tests redis issue, call with Ahmed Luqman, added redis step in circleci steps.</text:p>
      <text:p text:style-name="P57">2<text:span text:style-name="T16">nd</text:span>:<text:line-break/>Rabee Bugs:<text:line-break/><text:span text:style-name="T140">1 fixed, TAAM designation not set when editing and updating an Affiliates</text:span></text:p>
      <text:p text:style-name="P58">Almost fix: AutoShare lead non-affiliate leads, issue: Shift timing matters, <text:span text:style-name="T141">todo: make sure all scenarios are ok (e.g rosters, shift timings)</text:span></text:p>
      <text:p text:style-name="P58"/>
      <text:p text:style-name="P58"/>
      <text:p text:style-name="P58"><text:soft-page-break/></text:p>
      <text:p text:style-name="P58"/>
      <text:p text:style-name="P58"/>
      <text:p text:style-name="P137">24<text:span text:style-name="T16">th</text:span> Aug</text:p>
      <text:p text:style-name="P138"><text:span text:style-name="T107"><text:tab/>1</text:span><text:span text:style-name="T29">st</text:span><text:span text:style-name="T107"> half: </text:span></text:p>
      <text:p text:style-name="P59"><text:tab/>if Assignee Changed using bottom of the page button, TAAM isn’t handled.</text:p>
      <text:p text:style-name="P60"><text:tab/>+ at a time it assigns 2 sales people (BDM + TAAM).</text:p>
      <text:p text:style-name="P137"><text:span text:style-name="T114"><text:tab/></text:span><text:span text:style-name="T115">^ Both fixed</text:span></text:p>
      <text:p text:style-name="P138"><text:span text:style-name="T115"><text:s/></text:span><text:span text:style-name="T116">2</text:span><text:span text:style-name="T30">nd</text:span><text:span text:style-name="T116"> half: </text:span></text:p>
      <text:p text:style-name="P138"><text:span text:style-name="T116"><text:tab/></text:span><text:span text:style-name="T117">Fixd: </text:span><text:span text:style-name="T116">Auto sharing for non-TAAM leads not working, fixed: TSR AFF was enabled</text:span></text:p>
      <text:p text:style-name="P138"><text:span text:style-name="T116"><text:tab/></text:span><text:span text:style-name="T117">Fixed: I</text:span><text:span text:style-name="T116">f no support users found, was crashing, Kiran Fixed</text:span></text:p>
      <text:p text:style-name="P138"><text:span text:style-name="T116"><text:tab/></text:span><text:span text:style-name="T117">Fixed: if Assignee changed from BDM→ TAAM using Edit workflow, clients and leads were not auto-assigned.</text:span></text:p>
      <text:p text:style-name="P61"><text:tab/>Confirmed: In case AFF assignee changed from TAAM to BDM, next auto sharing will work respectively.</text:p>
      <text:p text:style-name="P138"><text:span text:style-name="T117"><text:tab/></text:span><text:span text:style-name="T118">Kiran Fix: Web app</text:span></text:p>
      <text:p text:style-name="P61"><text:tab/></text:p>
      <text:p text:style-name="P62"><text:tab/></text:p>
      <text:p text:style-name="P55"/>
      <text:p text:style-name="P140">25<text:span text:style-name="T16">th</text:span> Aug</text:p>
      <text:p text:style-name="P140"><text:span text:style-name="T107">1</text:span><text:span text:style-name="T29">st</text:span><text:span text:style-name="T107"> half:</text:span></text:p>
      <text:p text:style-name="P140"><text:span text:style-name="T107"><text:tab/>Affilaites API workflow test</text:span><text:span text:style-name="T119">ing</text:span></text:p>
      <text:p text:style-name="P140"><text:span text:style-name="T107"><text:tab/></text:span><text:span text:style-name="T119">Policy Lead End-point testing →</text:span><text:span text:style-name="T120"> Already working for existing clients</text:span></text:p>
      <text:p text:style-name="P140"><text:span text:style-name="T119"><text:tab/></text:span><text:span text:style-name="T142">Issue</text:span><text:span text:style-name="T119">: Independant lead sharing and creation →</text:span><text:span text:style-name="T120"> Fixe</text:span><text:span text:style-name="T121">d</text:span></text:p>
      <text:p text:style-name="P66"/>
      <text:p text:style-name="P140"><text:span text:style-name="T123">2</text:span><text:span text:style-name="T31">nd</text:span><text:span text:style-name="T123"> half</text:span></text:p>
      <text:p text:style-name="P140"><text:span text:style-name="T121"><text:tab/></text:span><text:span text:style-name="T122">Investigated Live Commission not being shown issue</text:span></text:p>
      <text:p text:style-name="P63"/>
      <text:p text:style-name="P63"/>
      <text:p text:style-name="P63"/>
      <text:p text:style-name="P141">26th</text:p>
      <text:p text:style-name="P63"><text:line-break/><text:tab/><text:span text:style-name="T143">1</text:span><text:span text:style-name="T34">st</text:span><text:span text:style-name="T143"> ha</text:span><text:span text:style-name="T145">l</text:span><text:span text:style-name="T143">f:</text:span></text:p>
      <text:p text:style-name="P63"><text:tab/><text:span text:style-name="T143">Web App error handling →</text:span><text:span text:style-name="T144"> Fixed deployed</text:span></text:p>
      <text:p text:style-name="P63"><text:tab/><text:span text:style-name="T146">Affilaite Live Issue regarding commission with Kiran</text:span></text:p>
      <text:p text:style-name="P63"><text:tab/><text:span text:style-name="T147">Call with Muneeb for OneSignal Push notification</text:span></text:p>
      <text:p text:style-name="P64">2<text:span text:style-name="T16">nd</text:span> half</text:p>
      <text:p text:style-name="P63"><text:tab/><text:span text:style-name="T148">Tests in master still failing for staff app</text:span></text:p>
      <text:p text:style-name="P63"><text:tab/><text:span text:style-name="T149">Shahrukh MySQL setup</text:span></text:p>
      <text:p text:style-name="P63"/>
      <text:p text:style-name="P144">27<text:span text:style-name="T16">th</text:span> </text:p>
      <text:p text:style-name="P65">Spent time on <text:s/>Staff app tests, no fix.</text:p>
      <text:p text:style-name="P65">2<text:span text:style-name="T16">nd</text:span> half</text:p>
      <text:p text:style-name="P65"><text:tab/>After call with Awais Kamran, set up localization for Aff-api</text:p>
      <text:p text:style-name="P65"/>
      <text:p text:style-name="P65"/>
      <text:p text:style-name="P175"/>
      <text:p text:style-name="P68"/>
      <text:p text:style-name="P65"/>
      <text:p text:style-name="P65"><text:soft-page-break/></text:p>
      <text:p text:style-name="P65"/>
      <text:p text:style-name="P65"/>
      <text:p text:style-name="P65"/>
      <text:p text:style-name="P142">23<text:span text:style-name="T16">rd</text:span> to 27<text:span text:style-name="T16">th</text:span> Week Summary:</text:p>
      <text:p text:style-name="P67">Redis job added to for affilaites API pipeline to fix the test failure there.</text:p>
      <text:p text:style-name="P67">'Meeting pushed task added' email was not being sent, updated SES creds</text:p>
      <text:p text:style-name="P67">Teledev Bugs:</text:p>
      <text:p text:style-name="P67">TAAM designation correctly handled for Affiliate 'Edit' and 'Change assignee' workflows</text:p>
      <text:p text:style-name="P67">BDM+TAAM assignee shown at same time, fixed</text:p>
      <text:p text:style-name="P67">Handled crash on Staff App + Aff Web app in case no support users found</text:p>
      <text:p text:style-name="P67">Made lead sharing independent from lead creation, so lead is created even if auto sharing fails</text:p>
      <text:p text:style-name="P67">Policy Lead Endpoint testing and minor fix with Kiran</text:p>
      <text:p text:style-name="P67">Investigate Live issue of Commission not being shown with Kiran</text:p>
      <text:p text:style-name="P67">Meeting with Muneeb to understand the implementation of the OneSignal Notifications to Affiliates</text:p>
      <text:p text:style-name="P143"><text:span text:style-name="T124">After call with Awais Kamran, set up localization for Aff-api</text:span><text:line-break/></text:p>
      <text:p text:style-name="P143"/>
      <text:p text:style-name="P143"/>
      <text:p text:style-name="P143">***************************************</text:p>
      <text:p text:style-name="P143"/>
      <text:p text:style-name="P145">30<text:span text:style-name="T16">th</text:span> <text:span text:style-name="T150">Monday</text:span></text:p>
      <text:p text:style-name="P68">Test fixes for affliates-api sharing PR, published the PR for reviewed</text:p>
      <text:p text:style-name="P68">Test fixes for Staff-app sharing PR, some tests failing cuz sharing code doesn’t exist in libs yet</text:p>
      <text:p text:style-name="P68">Need to fix CodeShift branch tests, and get it merged to master, to pull it back into all other branches.</text:p>
      <text:p text:style-name="P68"/>
      <text:p text:style-name="P146">31<text:span text:style-name="T16">st</text:span> Tue</text:p>
      <text:p text:style-name="P69">Fixed Code Shift tests</text:p>
      <text:p text:style-name="P69"/>
      <text:p text:style-name="P147">1<text:span text:style-name="T16">st</text:span> Sep<text:span text:style-name="T107"> Wednesday</text:span></text:p>
      <text:p text:style-name="P77">Merged Aff - API sharing pull request</text:p>
      <text:p text:style-name="P77">Master merge into code shift branch, conflict resolve but still tests fail, reverted,</text:p>
      <text:p text:style-name="P78">PR ready for review but need to fetch CSE designation id dynamically</text:p>
      <text:p text:style-name="P77"/>
      <text:p text:style-name="P77"/>
      <text:p text:style-name="P148">2<text:span text:style-name="T16">nd</text:span> September</text:p>
      <text:p text:style-name="P79">Expanded referral cases,</text:p>
      <text:p text:style-name="P79"/>
      <text:p text:style-name="P149">3<text:span text:style-name="T16">rd</text:span> Sep, Friday</text:p>
      <text:p text:style-name="P174"><text:span text:style-name="T125">BDA and AMBD </text:span><text:span text:style-name="T126">Referral Cases Handled, PR </text:span><text:span text:style-name="T125">made</text:span><text:span text:style-name="T126">.</text:span></text:p>
      <text:p text:style-name="P70">AMBD, SMBD…… disignations ids to be shown as BDM for ‘Assignee’. <text:span text:style-name="T151">PR made</text:span></text:p>
      <text:p text:style-name="P70">Staff-App crash because in LeadsService fixed by correcting the UserService import.</text:p>
      <text:p text:style-name="P71"/>
      <text:p text:style-name="P150">****************************************************************</text:p>
      <text:p text:style-name="P150"/>
      <text:p text:style-name="P150"/>
      <text:p text:style-name="P150">6<text:span text:style-name="T16">th</text:span> Sep, Monday</text:p>
      <text:p text:style-name="P71">Fixed PR comments on Designation handling for assignees</text:p>
      <text:p text:style-name="P71">Rebased it from Production</text:p>
      <text:p text:style-name="P176"><text:soft-page-break/></text:p>
      <text:p text:style-name="P177"/>
      <text:p text:style-name="P175"/>
      <text:p text:style-name="P72"/>
      <text:p text:style-name="P151">7<text:span text:style-name="T16">th</text:span> Sep, Tue</text:p>
      <text:p text:style-name="P72">Meeting with Salman</text:p>
      <text:p text:style-name="P80">Meeting with shahrukh</text:p>
      <text:p text:style-name="P152"><text:span text:style-name="T107">findings shared with Umar shahid, </text:span><text:span text:style-name="T127">need to create devops PR</text:span></text:p>
      <text:p text:style-name="P152"><text:span text:style-name="T107">findings shaerd with Zainab, </text:span><text:span text:style-name="T127">had issues</text:span></text:p>
      <text:p text:style-name="P153"><text:span text:style-name="T107">Rabee bug fix, </text:span><text:span text:style-name="T128">if assignee has no designation id</text:span></text:p>
      <text:p text:style-name="P81"/>
      <text:p text:style-name="P154">8<text:span text:style-name="T16">th</text:span> Sep, Web</text:p>
      <text:p text:style-name="P73">PR made for <text:span text:style-name="T152">TAAM</text:span> assignee hotfix, approved</text:p>
      <text:p text:style-name="P73">Duplicate Affiliates issue fixed, devops PR ran, keycload user deleted</text:p>
      <text:p text:style-name="P73">Discussion with Shahrukh for businessName column of affiliates</text:p>
      <text:p text:style-name="P74"><text:span text:style-name="T153">Assignee </text:span>Designations PR case for undefined designations handled on frontend, pr awaiting approval</text:p>
      <text:p text:style-name="P81"/>
      <text:p text:style-name="P155">9<text:span text:style-name="T16">th</text:span> Thursy</text:p>
      <text:p text:style-name="P75">New Ticket discussion with Salman, <text:span text:style-name="T154">Commission and Inventory From</text:span></text:p>
      <text:p text:style-name="P75">Meeting with Zainab on new ticket</text:p>
      <text:p text:style-name="P75">Meeting with Umer on live issues</text:p>
      <text:p text:style-name="P75">Meeting with Shahrukh </text:p>
      <text:p text:style-name="P76">Devops PR for changing the assignee</text:p>
      <text:p text:style-name="P76">PR comments fix for designation PR</text:p>
      <text:p text:style-name="P82">Assign TAAM from correct agency, awaiting ticket</text:p>
      <text:p text:style-name="P82"/>
      <text:p text:style-name="P156">10<text:span text:style-name="T16">th</text:span>, Friday</text:p>
      <text:p text:style-name="P156"><text:span text:style-name="T107">Meeting</text:span><text:span text:style-name="T129">s </text:span><text:span text:style-name="T107">with Salman</text:span></text:p>
      <text:p text:style-name="P83">Prs finalized for TAAM designation issues and </text:p>
      <text:p text:style-name="P83">Search Affiliates issue with Shahrukh</text:p>
      <text:p text:style-name="P76"/>
      <text:p text:style-name="P76"/>
      <text:p text:style-name="P157">13<text:span text:style-name="T16">th</text:span> Sep, Monday</text:p>
      <text:p text:style-name="P84">Meeting with Salman, branch creation, <text:span text:style-name="T155">code deployment</text:span></text:p>
      <text:p text:style-name="P84">Meeting with Zainab <text:span text:style-name="T155">on Referral through app</text:span></text:p>
      <text:p text:style-name="P85">Feedback on Designations PR handled</text:p>
      <text:p text:style-name="P85">Feedback on Teledev phase 2 handled</text:p>
      <text:p text:style-name="P85">Devops PR for accidental affilaite creation</text:p>
      <text:p text:style-name="P85"/>
      <text:p text:style-name="P158">14<text:span text:style-name="T16">th</text:span> Sep, Tuesday</text:p>
      <text:p text:style-name="P86">Meeting with salman for migration in commissions table</text:p>
      <text:p text:style-name="P86">PR merged from TAAM designation handling</text:p>
      <text:p text:style-name="P89">PR merged for TAAM assignment <text:s/>based on agency</text:p>
      <text:p text:style-name="P87">Meeting with Rabee, Shahrukh, Umer regarding Business Name issue, <text:span text:style-name="T156">need to talk to crm developer</text:span></text:p>
      <text:p text:style-name="P88">Meeting with Rabee regarding double assignee issue on PreLive, <text:span text:style-name="T156">need to run query for it.</text:span></text:p>
      <text:p text:style-name="P88"/>
      <text:p text:style-name="P159">15<text:span text:style-name="T16">th</text:span> Sep, Wednesday</text:p>
      <text:p text:style-name="P90">Meeting with Salman, tests fix, <text:span text:style-name="T157">PR creation</text:span></text:p>
      <text:p text:style-name="P91">Zainab required data regarding affiliates and their leads count</text:p>
      <text:p text:style-name="P91"><text:soft-page-break/>Discussion with Haisum regarding TriCoder API that returns crmInfo.</text:p>
      <text:p text:style-name="P92">Project Search PR merged into master.</text:p>
      <text:p text:style-name="P90"/>
      <text:p text:style-name="P90"/>
      <text:p text:style-name="P161">16<text:span text:style-name="T16">th</text:span> Sep, Thursday</text:p>
      <text:p text:style-name="P93">Meetings with Salman/Shahrukh/Hamza Tariq</text:p>
      <text:p text:style-name="P93">Meeting with Zainab regarding crm + Push Notifactions content + excel sheet mapping</text:p>
      <text:p text:style-name="P93">Meeting with CRM team Sohaib</text:p>
      <text:p text:style-name="P94">Discussion over zainab’s questions.</text:p>
      <text:p text:style-name="P95">Implemented Team Type check when assigning a referral employee, <text:span text:style-name="T158">deployed for QA </text:span></text:p>
      <text:p text:style-name="P95"/>
      <text:p text:style-name="P163">Friday</text:p>
      <text:p text:style-name="P99">Verified the missing Unallocated Affilaites – The ones created by staff-app have ‘unverified’ status, hence not shown in tab</text:p>
      <text:p text:style-name="P99">Propforce mobile app setup with Salman</text:p>
      <text:p text:style-name="P96">Team Type check implemented on user, not their team. Deployed</text:p>
      <text:p text:style-name="P96">When checking assignees, only account for Taam or BDM. <text:span text:style-name="T159">Not addition of both.</text:span></text:p>
      <text:p text:style-name="P100"><text:tab/></text:p>
      <text:p text:style-name="P93">--------------------------------------------------------------------------------------------------------</text:p>
      <text:p text:style-name="P93"/>
      <text:p text:style-name="P162"><text:span text:style-name="T161">2</text:span><text:span text:style-name="T163">0</text:span><text:span text:style-name="T35">st</text:span><text:span text:style-name="T161">, </text:span>Monday</text:p>
      <text:p text:style-name="P97">Discussion with Hamza Tariq on businessName issue</text:p>
      <text:p text:style-name="P98"><text:span text:style-name="T162">Propforce</text:span> app wasn’t running on emulator. Fixed it, had to update a package.</text:p>
      <text:p text:style-name="P98">Worked on showing correct <text:span text:style-name="T160">floor type in the </text:span>commission <text:span text:style-name="T160">section in app.</text:span></text:p>
      <text:p text:style-name="P98"/>
      <text:p text:style-name="P164">2<text:span text:style-name="T163">1</text:span><text:span text:style-name="T16">nd</text:span> Tue</text:p>
      <text:p text:style-name="P101">Type check PR merged to Productin</text:p>
      <text:p text:style-name="P101">Salman call, floor type in mobile app</text:p>
      <text:p text:style-name="P102">Zainab sheet, meeting with Hamza Tariq</text:p>
      <text:p text:style-name="P103">Worked on Sources ticket. New sources add, need to display on staff-app properly</text:p>
      <text:p text:style-name="P102"/>
      <text:p text:style-name="P102"/>
      <text:p text:style-name="P102"/>
      <text:p text:style-name="P165">22<text:span text:style-name="T16">nd</text:span> Wednesday</text:p>
      <text:p text:style-name="P104">Meeting with Ahmad Luqman and Ahmed Bilal</text:p>
      <text:p text:style-name="P104">Zainab needed data including phone numbers of affiliates, HT discussion</text:p>
      <text:p text:style-name="P105">Google sheet handover to HT</text:p>
      <text:p text:style-name="P105">Meeting with Salman</text:p>
      <text:p text:style-name="P106">Feedback handle<text:span text:style-name="T164">d</text:span></text:p>
      <text:p text:style-name="P106"/>
      <text:p text:style-name="P166">23<text:span text:style-name="T16">rd</text:span> Thursday</text:p>
      <text:p text:style-name="P107">Issue communicated to swen, <text:span text:style-name="T165">he updated podfile</text:span></text:p>
      <text:p text:style-name="P108">Feedback</text:p>
      <text:p text:style-name="P108">OTP issye</text:p>
      <text:p text:style-name="P108"/>
      <text:p text:style-name="P108"/>
      <text:p text:style-name="P108"/>
      <text:p text:style-name="P108"/>
      <text:p text:style-name="P108"/>
      <text:p text:style-name="P167"><text:soft-page-break/>24<text:span text:style-name="T16">th</text:span> Friday,</text:p>
      <text:p text:style-name="P109">Merged agency check PR into master</text:p>
      <text:p text:style-name="P109">Live issue investigation of OTP, <text:span text:style-name="T166">some discussions with Swen regarding it, he suggested to check SNS</text:span></text:p>
      <text:p text:style-name="P110">Meeting with Usman Ali and Asim Ghaffar</text:p>
      <text:p text:style-name="P110"/>
      <text:p text:style-name="P110"/>
      <text:p text:style-name="P107"/>
      <text:p text:style-name="P104">----------------------------------------------------------------------------------------------------------</text:p>
      <text:p text:style-name="P104"/>
      <text:p text:style-name="P168">27<text:span text:style-name="T16">th</text:span> Monday</text:p>
      <text:p text:style-name="P111">Zainab query confirm with Ahmad bilal</text:p>
      <text:p text:style-name="P112">Propforce <text:span text:style-name="T167">Android </text:span>app released</text:p>
      <text:p text:style-name="P112">AutoShare code migration PR merged</text:p>
      <text:p text:style-name="P112"/>
      <text:p text:style-name="P169">28<text:span text:style-name="T16">th</text:span> Tuesday</text:p>
      <text:p text:style-name="P113">app: E-Ocean integration</text:p>
      <text:p text:style-name="P113">app: <text:span text:style-name="T168">Mark Favorite projects, work started</text:span></text:p>
      <text:p text:style-name="P113"/>
      <text:p text:style-name="P113"/>
      <text:p text:style-name="P113"/>
      <text:p text:style-name="P170">24<text:span text:style-name="T16">th</text:span> Sep to 1<text:span text:style-name="T16">st</text:span> October</text:p>
      <text:p text:style-name="P114">Meeting with new Director</text:p>
      <text:p text:style-name="P114">OTP failure investigation</text:p>
      <text:p text:style-name="P114">E-Ocean integrated as a backup OTP provider</text:p>
      <text:p text:style-name="P114">Android App Released</text:p>
      <text:p text:style-name="P114">Feature PR for Teledev phase 2 created</text:p>
      <text:p text:style-name="P114">Task management and discussions with all team members</text:p>
      <text:p text:style-name="P114"/>
      <text:p text:style-name="P114"/>
      <text:p text:style-name="P114"/>
      <text:p text:style-name="Standard">TODO: helpers.filterCSEUsersonRosterStatus(supportUsers); <text:span text:style-name="T169">fix for CSE</text:span></text:p>
      <text:p text:style-name="P179">isBproperty case to be handled</text:p>
      <text:p text:style-name="P179"/>
      <text:p text:style-name="P171">4<text:span text:style-name="T16">th</text:span> October, <text:span text:style-name="T173">Monday</text:span></text:p>
      <text:p text:style-name="P115"><text:span text:style-name="T170">Staff-app: </text:span>Feedback from Hamza zulfiqar and Zaeem on teledev phase 2 feature PR.</text:p>
      <text:p text:style-name="P115"><text:s/>- Handled that, partially remaining, will locally test sharing after it.</text:p>
      <text:p text:style-name="P116">App: Pushed some changes in Salman’s PR for skeleton loader. The <text:s/>tests were failing, so had to update some jest configuration.</text:p>
      <text:p text:style-name="P116"/>
      <text:p text:style-name="P116"/>
      <text:p text:style-name="P172">5<text:span text:style-name="T16">th</text:span> October, <text:span text:style-name="T173">Tuesday</text:span></text:p>
      <text:p text:style-name="P117">staff-app: Changes done, dev testing.</text:p>
      <text:p text:style-name="P118">Sharing deployed to QA, 3015</text:p>
      <text:p text:style-name="P118">Web app deployed to 30<text:span text:style-name="T172">25</text:span></text:p>
      <text:p text:style-name="P118"/>
      <text:p text:style-name="P119">Bug when creating an affiliate with Assignee: fixed and deployed to 3003</text:p>
      <text:p text:style-name="P118"><text:line-break/><text:span text:style-name="T171">Meeting with Salman: Duplicate notifications</text:span></text:p>
      <text:p text:style-name="P118"/>
      <text:p text:style-name="P173"><text:soft-page-break/>6<text:span text:style-name="T16">th</text:span> October, Wednesday</text:p>
      <text:p text:style-name="P120">App: Sources ticket work</text:p>
      <text:p text:style-name="P121">Bug fixed, only 1 affiliate’s assignee being changed when multiple are selected. <text:span text:style-name="T174">Deployed</text:span></text:p>
      <text:p text:style-name="P120"/>
      <text:p text:style-name="P120"/>
      <text:p text:style-name="P183">7<text:span text:style-name="T16">th</text:span> October, Thursday</text:p>
      <text:p text:style-name="P181"><text:span text:style-name="T175">Fix: </text:span>Meeting Push updated, emails now sent</text:p>
      <text:p text:style-name="P182"><text:span text:style-name="T175">Fix: </text:span>Already Shared Lead, auto share case handled</text:p>
      <text:p text:style-name="P181">2 Bugs Prs created, merged and sent to Production</text:p>
      <text:p text:style-name="P181">Android App Release – awaiting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Ubuntu Mono" svg:font-family="'Ubuntu Mono', 'Liberation Mono', 'DejaVu Sans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3T14:05:05.882665268</meta:creation-date>
    <dc:date>2021-10-07T22:47:26.713425842</dc:date>
    <meta:editing-duration>P51DT17H9M51S</meta:editing-duration>
    <meta:editing-cycles>262</meta:editing-cycles>
    <meta:generator>LibreOffice/6.4.7.2$Linux_X86_64 LibreOffice_project/40$Build-2</meta:generator>
    <meta:document-statistic meta:table-count="0" meta:image-count="0" meta:object-count="0" meta:page-count="13" meta:paragraph-count="427" meta:word-count="2533" meta:character-count="16164" meta:non-whitespace-character-count="13831"/>
  </office:meta>
</office:document-meta>
</file>